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125cm" style:rel-column-width="8191*"/>
    </style:style>
    <style:style style:name="Таблица9.B" style:family="table-column">
      <style:table-column-properties style:column-width="2.125cm" style:rel-column-width="8192*"/>
    </style:style>
    <style:style style:name="Таблица9.G" style:family="table-column">
      <style:table-column-properties style:column-width="2.125cm" style:rel-column-width="8193*"/>
    </style:style>
    <style:style style:name="Таблица9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H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none" fo:border-top="none" fo:border-bottom="0.05pt solid #000000"/>
    </style:style>
    <style:style style:name="Таблица9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125cm" style:rel-column-width="8191*"/>
    </style:style>
    <style:style style:name="Таблица8.B" style:family="table-column">
      <style:table-column-properties style:column-width="2.125cm" style:rel-column-width="8192*"/>
    </style:style>
    <style:style style:name="Таблица8.G" style:family="table-column">
      <style:table-column-properties style:column-width="2.125cm" style:rel-column-width="8193*"/>
    </style:style>
    <style:style style:name="Таблица8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H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none" fo:border-top="none" fo:border-bottom="0.05pt solid #000000"/>
    </style:style>
    <style:style style:name="Таблица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none" fo:border-top="none" fo:border-bottom="0.05pt solid #000000"/>
    </style:style>
    <style:style style:name="Таблица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none" fo:border-top="none" fo:border-bottom="0.05pt solid #000000"/>
    </style:style>
    <style:style style:name="Таблица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none" fo:border-top="none" fo:border-bottom="0.05pt solid #000000"/>
    </style:style>
    <style:style style:name="Таблица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125cm" style:rel-column-width="8191*"/>
    </style:style>
    <style:style style:name="Таблица7.B" style:family="table-column">
      <style:table-column-properties style:column-width="2.125cm" style:rel-column-width="8192*"/>
    </style:style>
    <style:style style:name="Таблица7.G" style:family="table-column">
      <style:table-column-properties style:column-width="2.125cm" style:rel-column-width="8193*"/>
    </style:style>
    <style:style style:name="Таблица7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none" fo:border-top="none" fo:border-bottom="0.05pt solid #000000"/>
    </style:style>
    <style:style style:name="Таблица7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none" fo:border-top="none" fo:border-bottom="0.05pt solid #000000"/>
    </style:style>
    <style:style style:name="Таблица7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none" fo:border-top="none" fo:border-bottom="0.05pt solid #000000"/>
    </style:style>
    <style:style style:name="Таблица7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none" fo:border-top="none" fo:border-bottom="0.05pt solid #000000"/>
    </style:style>
    <style:style style:name="Таблица7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none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none" fo:border-top="none" fo:border-bottom="0.05pt solid #000000"/>
    </style:style>
    <style:style style:name="Таблица7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125cm" style:rel-column-width="8191*"/>
    </style:style>
    <style:style style:name="Таблица6.B" style:family="table-column">
      <style:table-column-properties style:column-width="2.125cm" style:rel-column-width="8192*"/>
    </style:style>
    <style:style style:name="Таблица6.G" style:family="table-column">
      <style:table-column-properties style:column-width="2.125cm" style:rel-column-width="8193*"/>
    </style:style>
    <style:style style:name="Таблица6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none" fo:border-top="none" fo:border-bottom="0.05pt solid #000000"/>
    </style:style>
    <style:style style:name="Таблица6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none" fo:border-top="none" fo:border-bottom="0.05pt solid #000000"/>
    </style:style>
    <style:style style:name="Таблица6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none" fo:border-top="none" fo:border-bottom="0.05pt solid #000000"/>
    </style:style>
    <style:style style:name="Таблица6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125cm" style:rel-column-width="8191*"/>
    </style:style>
    <style:style style:name="Таблица5.B" style:family="table-column">
      <style:table-column-properties style:column-width="2.125cm" style:rel-column-width="8192*"/>
    </style:style>
    <style:style style:name="Таблица5.G" style:family="table-column">
      <style:table-column-properties style:column-width="2.125cm" style:rel-column-width="8193*"/>
    </style:style>
    <style:style style:name="Таблица5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B" style:family="table-column">
      <style:table-column-properties style:column-width="2.125cm" style:rel-column-width="8192*"/>
    </style:style>
    <style:style style:name="Таблица4.G" style:family="table-column">
      <style:table-column-properties style:column-width="2.125cm" style:rel-column-width="8193*"/>
    </style:style>
    <style:style style:name="Таблица4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125cm" style:rel-column-width="8191*"/>
    </style:style>
    <style:style style:name="Таблица3.B" style:family="table-column">
      <style:table-column-properties style:column-width="2.125cm" style:rel-column-width="8192*"/>
    </style:style>
    <style:style style:name="Таблица3.G" style:family="table-column">
      <style:table-column-properties style:column-width="2.125cm" style:rel-column-width="8193*"/>
    </style:style>
    <style:style style:name="Таблица3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none" fo:border-top="none" fo:border-bottom="0.05pt solid #000000"/>
    </style:style>
    <style:style style:name="Таблица3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none" fo:border-top="none" fo:border-bottom="0.05pt solid #000000"/>
    </style:style>
    <style:style style:name="Таблица3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2.124cm"/>
    </style:style>
    <style:style style:name="Таблица1.B" style:family="table-column">
      <style:table-column-properties style:column-width="2.125cm"/>
    </style:style>
    <style:style style:name="Таблица1.H" style:family="table-column">
      <style:table-column-properties style:column-width="2.122cm"/>
    </style:style>
    <style:style style:name="Таблица1.A1" style:family="table-cell">
      <style:table-cell-properties fo:background-color="#876900" fo:padding="0.097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C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D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E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F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G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H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25cm" style:rel-column-width="8191*"/>
    </style:style>
    <style:style style:name="Таблица2.B" style:family="table-column">
      <style:table-column-properties style:column-width="2.125cm" style:rel-column-width="8192*"/>
    </style:style>
    <style:style style:name="Таблица2.G" style:family="table-column">
      <style:table-column-properties style:column-width="2.125cm" style:rel-column-width="8193*"/>
    </style:style>
    <style:style style:name="Таблица2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399cm" style:rel-column-width="1927*"/>
    </style:style>
    <style:style style:name="Таблица10.B" style:family="table-column">
      <style:table-column-properties style:column-width="3.401cm" style:rel-column-width="1928*"/>
    </style:style>
    <style:style style:name="Таблица10.1" style:family="table-row">
      <style:table-row-properties style:min-row-height="0.81cm"/>
    </style:style>
    <style:style style:name="Таблица10.A1" style:family="table-cell">
      <style:table-cell-properties fo:background-color="#876900" fo:padding="0.097cm" fo:border="1pt solid #000000">
        <style:background-image/>
      </style:table-cell-properties>
    </style:style>
    <style:style style:name="Таблица10.B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0.C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0.D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0.E1" style:family="table-cell">
      <style:table-cell-properties fo:padding="0.097cm" fo:border="1pt solid #000000"/>
    </style:style>
    <style:style style:name="Таблица10.A2" style:family="table-cell">
      <style:table-cell-properties fo:background-color="#fde9a9" fo:padding="0.097cm" fo:border-left="0.05pt solid #000000" fo:border-right="1pt solid #000000" fo:border-top="none" fo:border-bottom="0.05pt solid #000000">
        <style:background-image/>
      </style:table-cell-properties>
    </style:style>
    <style:style style:name="Таблица10.B2" style:family="table-cell">
      <style:table-cell-properties fo:background-color="#fde9a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0.E2" style:family="table-cell">
      <style:table-cell-properties fo:background-color="#fde9a9" fo:padding="0.097cm" fo:border="0.05pt solid #000000">
        <style:background-image/>
      </style:table-cell-properties>
    </style:style>
    <style:style style:name="Таблица10.B3" style:family="table-cell">
      <style:table-cell-properties fo:background-color="#fde9a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3" style:family="table-cell">
      <style:table-cell-properties fo:background-color="#fde9a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4" style:family="table-cell">
      <style:table-cell-properties fo:background-color="#aadcf7" fo:padding="0.097cm" fo:border-left="0.05pt solid #000000" fo:border-right="1pt solid #000000" fo:border-top="none" fo:border-bottom="0.05pt solid #000000">
        <style:background-image/>
      </style:table-cell-properties>
    </style:style>
    <style:style style:name="Таблица10.B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4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6" style:family="table-cell">
      <style:table-cell-properties fo:background-color="#f2cbf8" fo:padding="0.097cm" fo:border-left="0.05pt solid #000000" fo:border-right="1pt solid #000000" fo:border-top="none" fo:border-bottom="0.05pt solid #000000">
        <style:background-image/>
      </style:table-cell-properties>
    </style:style>
    <style:style style:name="Таблица10.B6" style:family="table-cell">
      <style:table-cell-properties fo:background-color="#f2cbf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6" style:family="table-cell">
      <style:table-cell-properties fo:background-color="#f2cbf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9" style:family="table-cell">
      <style:table-cell-properties fo:background-color="#ccf4c6" fo:padding="0.097cm" fo:border-left="0.05pt solid #000000" fo:border-right="1pt solid #000000" fo:border-top="none" fo:border-bottom="0.05pt solid #000000">
        <style:background-image/>
      </style:table-cell-properties>
    </style:style>
    <style:style style:name="Таблица10.B9" style:family="table-cell">
      <style:table-cell-properties fo:background-color="#ccf4c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9" style:family="table-cell">
      <style:table-cell-properties fo:background-color="#ccf4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52fc7"/>
    </style:style>
    <style:style style:name="P3" style:family="paragraph" style:parent-style-name="Table_20_Contents">
      <style:paragraph-properties fo:text-align="center" style:justify-single-word="false"/>
      <style:text-properties officeooo:paragraph-rsid="00219f7f"/>
    </style:style>
    <style:style style:name="P4" style:family="paragraph" style:parent-style-name="Table_20_Contents">
      <style:paragraph-properties fo:text-align="center" style:justify-single-word="false"/>
      <style:text-properties officeooo:paragraph-rsid="002d2e28"/>
    </style:style>
    <style:style style:name="P5" style:family="paragraph" style:parent-style-name="Table_20_Contents">
      <style:paragraph-properties fo:text-align="center" style:justify-single-word="false"/>
      <style:text-properties officeooo:paragraph-rsid="002a6247"/>
    </style:style>
    <style:style style:name="P6" style:family="paragraph" style:parent-style-name="Table_20_Contents">
      <style:paragraph-properties fo:text-align="center" style:justify-single-word="false"/>
      <style:text-properties officeooo:rsid="000c7817" officeooo:paragraph-rsid="000c7817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c7817" officeooo:paragraph-rsid="000c7817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e183f" officeooo:paragraph-rsid="000e183f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1b9b6" officeooo:paragraph-rsid="0011b9b6"/>
    </style:style>
    <style:style style:name="P10" style:family="paragraph" style:parent-style-name="Table_20_Contents">
      <style:paragraph-properties fo:text-align="justify" style:justify-single-word="false"/>
      <style:text-properties fo:language="en" fo:country="US" officeooo:rsid="00245bed" officeooo:paragraph-rsid="00245bed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 officeooo:rsid="002a6247" officeooo:paragraph-rsid="002a6247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2a6247" officeooo:paragraph-rsid="002a6247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officeooo:rsid="000c7817" officeooo:paragraph-rsid="000c7817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0e183f" officeooo:paragraph-rsid="000e183f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101cbc" officeooo:paragraph-rsid="00101cbc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2a6247" officeooo:paragraph-rsid="002a6247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308bf2" officeooo:paragraph-rsid="00308bf2"/>
    </style:style>
    <style:style style:name="P18" style:family="paragraph" style:parent-style-name="Table_20_Contents">
      <style:paragraph-properties fo:text-align="center" style:justify-single-word="false"/>
      <style:text-properties officeooo:rsid="000daccb" officeooo:paragraph-rsid="000daccb"/>
    </style:style>
    <style:style style:name="P19" style:family="paragraph" style:parent-style-name="Table_20_Contents">
      <style:paragraph-properties fo:text-align="center" style:justify-single-word="false"/>
      <style:text-properties officeooo:rsid="000e183f" officeooo:paragraph-rsid="000e183f"/>
    </style:style>
    <style:style style:name="P20" style:family="paragraph" style:parent-style-name="Table_20_Contents">
      <style:paragraph-properties fo:text-align="center" style:justify-single-word="false"/>
      <style:text-properties officeooo:rsid="00101cbc" officeooo:paragraph-rsid="00101cbc"/>
    </style:style>
    <style:style style:name="P21" style:family="paragraph" style:parent-style-name="Table_20_Contents">
      <style:paragraph-properties fo:text-align="justify" style:justify-single-word="false"/>
      <style:text-properties officeooo:rsid="00101cbc" officeooo:paragraph-rsid="00101cbc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1b9b6" officeooo:paragraph-rsid="0011b9b6"/>
    </style:style>
    <style:style style:name="P24" style:family="paragraph" style:parent-style-name="Table_20_Contents">
      <style:paragraph-properties fo:text-align="center" style:justify-single-word="false"/>
      <style:text-properties officeooo:rsid="0011b9b6" officeooo:paragraph-rsid="001347e6"/>
    </style:style>
    <style:style style:name="P25" style:family="paragraph" style:parent-style-name="Table_20_Contents">
      <style:paragraph-properties fo:text-align="center" style:justify-single-word="false"/>
      <style:text-properties officeooo:rsid="0011b9b6" officeooo:paragraph-rsid="00152fc7"/>
    </style:style>
    <style:style style:name="P26" style:family="paragraph" style:parent-style-name="Table_20_Contents">
      <style:paragraph-properties fo:text-align="center" style:justify-single-word="false"/>
      <style:text-properties officeooo:rsid="001347e6" officeooo:paragraph-rsid="001347e6"/>
    </style:style>
    <style:style style:name="P27" style:family="paragraph" style:parent-style-name="Table_20_Contents">
      <style:paragraph-properties fo:text-align="center" style:justify-single-word="false"/>
      <style:text-properties officeooo:rsid="001347e6" officeooo:paragraph-rsid="00152fc7"/>
    </style:style>
    <style:style style:name="P28" style:family="paragraph" style:parent-style-name="Table_20_Contents">
      <style:paragraph-properties fo:text-align="justify" style:justify-single-word="false"/>
      <style:text-properties officeooo:rsid="00152fc7" officeooo:paragraph-rsid="00152fc7"/>
    </style:style>
    <style:style style:name="P29" style:family="paragraph" style:parent-style-name="Table_20_Contents">
      <style:paragraph-properties fo:text-align="center" style:justify-single-word="false"/>
      <style:text-properties officeooo:rsid="00152fc7" officeooo:paragraph-rsid="00152fc7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1f0c94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19f7f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2c6bd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45bed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8b34b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a6247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c071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1fc071" officeooo:paragraph-rsid="001fc071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219f7f" officeooo:paragraph-rsid="00219f7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2398be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34d0f0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1f0c94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19f7f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2c6b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45be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8b34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a6247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19f7f" officeooo:paragraph-rsid="00219f7f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17d55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30285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4d0f0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5451f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101cbc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c7817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7739e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daccb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2c6bd" officeooo:paragraph-rsid="0022c6bd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officeooo:rsid="0025fe37" officeooo:paragraph-rsid="0025fe37"/>
    </style:style>
    <style:style style:name="P65" style:family="paragraph" style:parent-style-name="Table_20_Contents">
      <style:paragraph-properties fo:text-align="center" style:justify-single-word="false"/>
      <style:text-properties officeooo:rsid="0025fe37" officeooo:paragraph-rsid="00267bf6"/>
    </style:style>
    <style:style style:name="P66" style:family="paragraph" style:parent-style-name="Table_20_Contents">
      <style:paragraph-properties fo:text-align="center" style:justify-single-word="false"/>
      <style:text-properties officeooo:rsid="00267bf6" officeooo:paragraph-rsid="00267bf6"/>
    </style:style>
    <style:style style:name="P67" style:family="paragraph" style:parent-style-name="Table_20_Contents">
      <style:paragraph-properties fo:text-align="justify" style:justify-single-word="false"/>
      <style:text-properties officeooo:rsid="0028b34b" officeooo:paragraph-rsid="0028b34b"/>
    </style:style>
    <style:style style:name="P68" style:family="paragraph" style:parent-style-name="Table_20_Contents">
      <style:paragraph-properties fo:text-align="center" style:justify-single-word="false"/>
      <style:text-properties officeooo:rsid="0028b34b" officeooo:paragraph-rsid="0028b34b"/>
    </style:style>
    <style:style style:name="P69" style:family="paragraph" style:parent-style-name="Table_20_Contents">
      <style:paragraph-properties fo:text-align="center" style:justify-single-word="false"/>
      <style:text-properties officeooo:rsid="002a6247" officeooo:paragraph-rsid="002a6247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1" style:family="paragraph" style:parent-style-name="Text_20_body">
      <style:paragraph-properties fo:text-align="center" style:justify-single-word="false"/>
      <style:text-properties officeooo:rsid="00064a3e" officeooo:paragraph-rsid="00064a3e"/>
    </style:style>
    <style:style style:name="P72" style:family="paragraph" style:parent-style-name="Text_20_body">
      <style:paragraph-properties fo:text-align="justify" style:justify-single-word="false"/>
      <style:text-properties officeooo:rsid="00064a3e" officeooo:paragraph-rsid="0007014c"/>
    </style:style>
    <style:style style:name="P73" style:family="paragraph" style:parent-style-name="Text_20_body">
      <style:paragraph-properties fo:text-align="justify" style:justify-single-word="false"/>
      <style:text-properties fo:language="ru" fo:country="RU" officeooo:rsid="00051e9a" officeooo:paragraph-rsid="000afe34"/>
    </style:style>
    <style:style style:name="P74" style:family="paragraph" style:parent-style-name="Text_20_body">
      <style:paragraph-properties fo:text-align="center" style:justify-single-word="false"/>
      <style:text-properties style:font-name="Liberation Sans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5" style:family="paragraph" style:parent-style-name="Text_20_body">
      <style:paragraph-properties fo:text-align="justify" style:justify-single-word="false"/>
      <style:text-properties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0c7817" officeooo:paragraph-rsid="00101cbc" style:font-name-asian="Microsoft YaHei" style:font-size-asian="14pt" style:font-weight-asian="normal" style:font-name-complex="Lucida Sans" style:font-size-complex="14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afe34" fo:background-color="transparent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2beba8" fo:background-color="transparent" style:font-size-asian="14pt" style:font-size-complex="14pt"/>
    </style:style>
    <style:style style:name="P80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51e9a" fo:background-color="transparent" style:font-size-asian="14pt" style:font-size-complex="14pt"/>
    </style:style>
    <style:style style:name="P81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7014c" officeooo:paragraph-rsid="00051e9a" fo:background-color="transparent" style:font-size-asian="14pt" style:font-size-complex="14pt"/>
    </style:style>
    <style:style style:name="P82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051e9a" fo:background-color="transparent" style:font-size-asian="14pt" style:font-size-complex="14pt"/>
    </style:style>
    <style:style style:name="P83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21b0e4" fo:background-color="transparent" style:font-size-asian="14pt" style:font-size-complex="14pt"/>
    </style:style>
    <style:style style:name="P84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8f3c3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6c591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398be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style:text-underline-style="none" officeooo:paragraph-rsid="00101cbc"/>
    </style:style>
    <style:style style:name="P88" style:family="paragraph" style:parent-style-name="Text_20_body">
      <style:paragraph-properties fo:text-align="justify" style:justify-single-word="false"/>
      <style:text-properties officeooo:paragraph-rsid="001fc071"/>
    </style:style>
    <style:style style:name="P89" style:family="paragraph" style:parent-style-name="Text_20_body">
      <style:paragraph-properties fo:text-align="justify" style:justify-single-word="false"/>
      <style:text-properties officeooo:paragraph-rsid="0020634d"/>
    </style:style>
    <style:style style:name="P90" style:family="paragraph" style:parent-style-name="Text_20_body">
      <style:paragraph-properties fo:text-align="justify" style:justify-single-word="false"/>
      <style:text-properties officeooo:paragraph-rsid="0021b0e4"/>
    </style:style>
    <style:style style:name="P91" style:family="paragraph" style:parent-style-name="Text_20_body">
      <style:paragraph-properties fo:text-align="justify" style:justify-single-word="false"/>
      <style:text-properties officeooo:paragraph-rsid="002398be"/>
    </style:style>
    <style:style style:name="P92" style:family="paragraph" style:parent-style-name="Text_20_body">
      <style:paragraph-properties fo:text-align="justify" style:justify-single-word="false"/>
      <style:text-properties officeooo:paragraph-rsid="00245bed"/>
    </style:style>
    <style:style style:name="P93" style:family="paragraph" style:parent-style-name="Text_20_body">
      <style:paragraph-properties fo:text-align="justify" style:justify-single-word="false"/>
      <style:text-properties officeooo:paragraph-rsid="0026c591"/>
    </style:style>
    <style:style style:name="P94" style:family="paragraph" style:parent-style-name="Text_20_body">
      <style:paragraph-properties fo:text-align="justify" style:justify-single-word="false"/>
      <style:text-properties officeooo:paragraph-rsid="0028f3c3"/>
    </style:style>
    <style:style style:name="P95" style:family="paragraph" style:parent-style-name="Text_20_body">
      <style:paragraph-properties fo:text-align="justify" style:justify-single-word="false"/>
      <style:text-properties officeooo:paragraph-rsid="002d2e28"/>
    </style:style>
    <style:style style:name="P96" style:family="paragraph" style:parent-style-name="Text_20_body">
      <style:paragraph-properties fo:text-align="justify" style:justify-single-word="false"/>
      <style:text-properties officeooo:paragraph-rsid="0034d0f0"/>
    </style:style>
    <style:style style:name="P97" style:family="paragraph" style:parent-style-name="Title">
      <style:text-properties fo:font-size="18pt" style:font-size-asian="18pt" style:font-size-complex="18pt"/>
    </style:style>
    <style:style style:name="P98" style:family="paragraph" style:parent-style-name="Heading_20_1">
      <style:paragraph-properties fo:text-align="center" style:justify-single-word="false"/>
      <style:text-properties officeooo:paragraph-rsid="0028f3c3"/>
    </style:style>
    <style:style style:name="P99" style:family="paragraph" style:parent-style-name="Heading_20_1">
      <style:paragraph-properties fo:text-align="center" style:justify-single-word="false"/>
      <style:text-properties officeooo:paragraph-rsid="002398be"/>
    </style:style>
    <style:style style:name="P100" style:family="paragraph" style:parent-style-name="Heading_20_1">
      <style:paragraph-properties fo:text-align="center" style:justify-single-word="false"/>
      <style:text-properties officeooo:paragraph-rsid="0020634d"/>
    </style:style>
    <style:style style:name="P101" style:family="paragraph" style:parent-style-name="Heading_20_1">
      <style:paragraph-properties fo:text-align="center" style:justify-single-word="false"/>
      <style:text-properties officeooo:paragraph-rsid="00101cbc"/>
    </style:style>
    <style:style style:name="P102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6c591" fo:background-color="transparent" style:font-size-asian="14pt" style:font-size-complex="14pt"/>
    </style:style>
    <style:style style:name="P103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1b0e4" fo:background-color="transparent" style:font-size-asian="14pt" style:font-size-complex="14pt"/>
    </style:style>
    <style:style style:name="P104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1d4da2" fo:background-color="transparent" style:font-size-asian="14pt" style:font-size-complex="14pt"/>
    </style:style>
    <style:style style:name="P105" style:family="paragraph" style:parent-style-name="Heading_20_1">
      <style:paragraph-properties fo:text-align="center" style:justify-single-word="false"/>
      <style:text-properties style:font-name="Times New Roman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06" style:family="paragraph" style:parent-style-name="Heading_20_1">
      <style:paragraph-properties fo:text-align="center" style:justify-single-word="false"/>
      <style:text-properties style:font-name="Times New Roman" officeooo:paragraph-rsid="000daccb"/>
    </style:style>
    <style:style style:name="P107" style:family="paragraph" style:parent-style-name="Heading_20_2">
      <style:paragraph-properties fo:text-align="center" style:justify-single-word="false"/>
    </style:style>
    <style:style style:name="P108" style:family="paragraph" style:parent-style-name="Heading_20_2">
      <style:paragraph-properties fo:text-align="center" style:justify-single-word="false"/>
      <style:text-properties officeooo:paragraph-rsid="000c7817"/>
    </style:style>
    <style:style style:name="P109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0" style:family="paragraph" style:parent-style-name="Heading_20_2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111" style:family="paragraph" style:parent-style-name="Heading_20_2">
      <style:paragraph-properties fo:text-align="center" style:justify-single-word="false"/>
      <style:text-properties fo:language="en" fo:country="US" officeooo:rsid="000c7817" officeooo:paragraph-rsid="0037739e"/>
    </style:style>
    <style:style style:name="P112" style:family="paragraph" style:parent-style-name="Heading_20_2">
      <style:paragraph-properties fo:text-align="center" style:justify-single-word="false"/>
      <style:text-properties fo:language="en" fo:country="US" officeooo:rsid="000e183f" officeooo:paragraph-rsid="000e183f"/>
    </style:style>
    <style:style style:name="P113" style:family="paragraph" style:parent-style-name="Heading_20_2">
      <style:paragraph-properties fo:text-align="center" style:justify-single-word="false"/>
      <style:text-properties officeooo:rsid="000c7817" officeooo:paragraph-rsid="000c7817"/>
    </style:style>
    <style:style style:name="P114" style:family="paragraph" style:parent-style-name="Heading_20_2">
      <style:paragraph-properties fo:text-align="center" style:justify-single-word="false"/>
      <style:text-properties officeooo:rsid="00101cbc" officeooo:paragraph-rsid="00101cbc"/>
    </style:style>
    <style:style style:name="P115" style:family="paragraph" style:parent-style-name="Heading_20_2">
      <style:text-properties officeooo:rsid="003acb64" officeooo:paragraph-rsid="003acb64"/>
    </style:style>
    <style:style style:name="P116" style:family="paragraph" style:parent-style-name="Table_20_Contents">
      <style:paragraph-properties fo:text-align="center" style:justify-single-word="false"/>
      <style:text-properties fo:language="ru" fo:country="RU" officeooo:rsid="000c7817" officeooo:paragraph-rsid="000c7817"/>
    </style:style>
    <style:style style:name="P117" style:family="paragraph" style:parent-style-name="Table_20_Contents">
      <style:paragraph-properties fo:text-align="center" style:justify-single-word="false"/>
      <style:text-properties fo:language="en" fo:country="US" officeooo:rsid="000c7817" officeooo:paragraph-rsid="000c7817"/>
    </style:style>
    <style:style style:name="P118" style:family="paragraph" style:parent-style-name="Table_20_Contents">
      <style:text-properties officeooo:rsid="003bcad1" officeooo:paragraph-rsid="003bcad1"/>
    </style:style>
    <style:style style:name="P119" style:family="paragraph" style:parent-style-name="Table_20_Contents">
      <style:text-properties officeooo:rsid="003d4950" officeooo:paragraph-rsid="003d4950"/>
    </style:style>
    <style:style style:name="P120" style:family="paragraph" style:parent-style-name="Table_20_Contents">
      <style:text-properties officeooo:rsid="003f3b8d" officeooo:paragraph-rsid="003f3b8d"/>
    </style:style>
    <style:style style:name="P121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beba8" fo:background-color="transparent" style:font-size-asian="14pt" style:font-size-complex="14pt"/>
    </style:style>
    <style:style style:name="P122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e9199" fo:background-color="transparent" style:font-size-asian="14pt" style:font-size-complex="14pt"/>
    </style:style>
    <style:style style:name="P123" style:family="paragraph" style:parent-style-name="Text_20_body">
      <style:text-properties officeooo:rsid="003bcad1" officeooo:paragraph-rsid="003bcad1"/>
    </style:style>
    <style:style style:name="T1" style:family="text">
      <style:text-properties fo:language="ru" fo:country="RU" officeooo:rsid="00051e9a"/>
    </style:style>
    <style:style style:name="T2" style:family="text">
      <style:text-properties fo:language="ru" fo:country="RU" officeooo:rsid="000c7817"/>
    </style:style>
    <style:style style:name="T3" style:family="text">
      <style:text-properties fo:language="ru" fo:country="RU" officeooo:rsid="00058063"/>
    </style:style>
    <style:style style:name="T4" style:family="text">
      <style:text-properties fo:language="ru" fo:country="RU" officeooo:rsid="00064a3e"/>
    </style:style>
    <style:style style:name="T5" style:family="text">
      <style:text-properties fo:language="ru" fo:country="RU" officeooo:rsid="0007014c"/>
    </style:style>
    <style:style style:name="T6" style:family="text">
      <style:text-properties fo:language="ru" fo:country="RU" officeooo:rsid="002beba8"/>
    </style:style>
    <style:style style:name="T7" style:family="text">
      <style:text-properties fo:language="ru" fo:country="RU" officeooo:rsid="00308bf2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afe34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45bed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0c7817" style:text-blinking="false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0c7817"/>
    </style:style>
    <style:style style:name="T16" style:family="text">
      <style:text-properties fo:font-variant="normal" fo:text-transform="none" style:font-name="apple-system" fo:font-size="8pt" fo:letter-spacing="normal" fo:font-style="normal" fo:font-weight="normal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67bf6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name-complex="Lucida Sans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style:font-name-asian="Microsoft YaHei" style:font-size-asian="12pt" style:font-name-complex="Lucida Sans" style:font-size-complex="12pt"/>
    </style:style>
    <style:style style:name="T21" style:family="text">
      <style:text-properties fo:font-variant="normal" fo:text-transform="none" style:font-name="Liberation Serif" fo:font-size="12pt" fo:letter-spacing="normal" fo:language="en" fo:country="US" fo:font-style="normal" fo:font-weight="normal" officeooo:rsid="0037739e" style:font-size-asian="12pt" style:font-size-complex="12pt"/>
    </style:style>
    <style:style style:name="T22" style:family="text">
      <style:text-properties fo:font-variant="normal" fo:text-transform="none" fo:color="#000080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37739e" style:font-size-asian="12pt" style:language-asian="zxx" style:country-asian="none" style:font-size-complex="12pt" style:language-complex="zxx" style:country-complex="none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58063"/>
    </style:style>
    <style:style style:name="T25" style:family="text">
      <style:text-properties fo:language="en" fo:country="US" officeooo:rsid="0007014c"/>
    </style:style>
    <style:style style:name="T26" style:family="text">
      <style:text-properties fo:language="en" fo:country="US" officeooo:rsid="0034d0f0"/>
    </style:style>
    <style:style style:name="T27" style:family="text">
      <style:text-properties fo:language="en" fo:country="US" officeooo:rsid="0035451f"/>
    </style:style>
    <style:style style:name="T28" style:family="text">
      <style:text-properties fo:language="en" fo:country="US" officeooo:rsid="0035e7c2"/>
    </style:style>
    <style:style style:name="T29" style:family="text">
      <style:text-properties fo:language="en" fo:country="US" officeooo:rsid="0037739e"/>
    </style:style>
    <style:style style:name="T30" style:family="text">
      <style:text-properties fo:language="en" fo:country="US" officeooo:rsid="00382f27"/>
    </style:style>
    <style:style style:name="T31" style:family="text">
      <style:text-properties fo:language="en" fo:country="US" officeooo:rsid="0039c932"/>
    </style:style>
    <style:style style:name="T32" style:family="text">
      <style:text-properties fo:language="en" fo:country="US" officeooo:rsid="003ac3e3"/>
    </style:style>
    <style:style style:name="T33" style:family="text">
      <style:text-properties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4" style:family="text">
      <style:text-properties fo:font-size="18.2000007629395pt" fo:font-weight="bold" officeooo:rsid="000e183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5" style:family="text">
      <style:text-properties fo:font-size="18.2000007629395pt" fo:font-weight="bold" officeooo:rsid="000e7c5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6" style:family="text">
      <style:text-properties fo:font-size="18.2000007629395pt" fo:language="ru" fo:country="RU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7" style:family="text">
      <style:text-properties fo:font-size="18.2000007629395pt" fo:language="ru" fo:country="RU" fo:font-weight="bold" officeooo:rsid="001d4da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8" style:family="text">
      <style:text-properties fo:font-size="18.2000007629395pt" fo:language="ru" fo:country="RU" fo:font-weight="bold" officeooo:rsid="0021b0e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9" style:family="text">
      <style:text-properties fo:font-size="18.2000007629395pt" fo:language="ru" fo:country="RU" fo:font-weight="bold" officeooo:rsid="0026c59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0" style:family="text">
      <style:text-properties fo:font-size="18.2000007629395pt" fo:language="ru" fo:country="RU" fo:font-weight="bold" officeooo:rsid="0034d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1" style:family="text">
      <style:text-properties style:font-name="Times New Roman" fo:font-size="14pt" fo:language="ru" fo:country="RU" officeooo:rsid="00051e9a" style:font-size-asian="14pt" style:font-size-complex="14pt"/>
    </style:style>
    <style:style style:name="T42" style:family="text">
      <style:text-properties style:font-name="Times New Roman" fo:font-size="14pt" fo:language="ru" fo:country="RU" fo:font-weight="normal" officeooo:rsid="000c6898" style:font-name-asian="Microsoft YaHei" style:font-size-asian="14pt" style:font-weight-asian="normal" style:font-name-complex="Lucida Sans" style:font-size-complex="14pt" style:font-weight-complex="normal"/>
    </style:style>
    <style:style style:name="T43" style:family="text">
      <style:text-properties style:font-name="Times New Roman" fo:font-size="14pt" fo:language="ru" fo:country="RU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4" style:family="text">
      <style:text-properties style:font-name="Times New Roman" fo:font-size="14pt" fo:language="ru" fo:country="RU" fo:font-weight="normal" officeooo:rsid="00101cbc" style:font-name-asian="Microsoft YaHei" style:font-size-asian="14pt" style:font-weight-asian="normal" style:font-name-complex="Lucida Sans" style:font-size-complex="14pt" style:font-weight-complex="normal"/>
    </style:style>
    <style:style style:name="T45" style:family="text">
      <style:text-properties style:font-name="Times New Roman" fo:font-size="14pt" fo:language="en" fo:country="US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6" style:family="text">
      <style:text-properties style:font-name="Times New Roman"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7" style:family="text">
      <style:text-properties style:font-name="Times New Roman" fo:font-size="18.2000007629395pt" fo:font-weight="bold" officeooo:rsid="00101cb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8" style:family="text">
      <style:text-properties style:font-name="Times New Roman" style:font-name-asian="Microsoft YaHei" style:font-name-complex="Lucida Sans"/>
    </style:style>
    <style:style style:name="T49" style:family="text">
      <style:text-properties style:font-name="Times New Roman" officeooo:rsid="000c6898" style:font-name-asian="Microsoft YaHei" style:font-name-complex="Lucida Sans"/>
    </style:style>
    <style:style style:name="T50" style:family="text">
      <style:text-properties style:font-name="Times New Roman" fo:language="en" fo:country="US" style:font-name-asian="Microsoft YaHei" style:font-name-complex="Lucida Sans"/>
    </style:style>
    <style:style style:name="T51" style:family="text">
      <style:text-properties style:font-name="Times New Roman" fo:language="ru" fo:country="RU" style:font-name-asian="Microsoft YaHei" style:font-name-complex="Lucida Sans"/>
    </style:style>
    <style:style style:name="T52" style:family="text">
      <style:text-properties style:font-name-asian="Microsoft YaHei" style:font-name-complex="Lucida Sans"/>
    </style:style>
    <style:style style:name="T53" style:family="text">
      <style:text-properties officeooo:rsid="000daccb" style:font-name-asian="Microsoft YaHei" style:font-name-complex="Lucida Sans"/>
    </style:style>
    <style:style style:name="T54" style:family="text">
      <style:text-properties officeooo:rsid="00101cbc"/>
    </style:style>
    <style:style style:name="T55" style:family="text">
      <style:text-properties officeooo:rsid="0011b9b6"/>
    </style:style>
    <style:style style:name="T56" style:family="text">
      <style:text-properties officeooo:rsid="00152fc7"/>
    </style:style>
    <style:style style:name="T57" style:family="text">
      <style:text-properties fo:color="#000000" style:font-name="Times New Roman" fo:font-size="14pt" fo:language="ru" fo:country="RU" officeooo:rsid="000afe34" fo:background-color="transparent" loext:char-shading-value="0" style:font-size-asian="14pt" style:font-size-complex="14pt"/>
    </style:style>
    <style:style style:name="T58" style:family="text">
      <style:text-properties fo:color="#000000" style:font-name="Times New Roman" fo:font-size="14pt" fo:language="ru" fo:country="RU" officeooo:rsid="000c7817" fo:background-color="transparent" loext:char-shading-value="0" style:font-size-asian="14pt" style:font-size-complex="14pt"/>
    </style:style>
    <style:style style:name="T59" style:family="text">
      <style:text-properties fo:color="#000000" style:font-name="Times New Roman" fo:font-size="14pt" fo:language="ru" fo:country="RU" officeooo:rsid="002d2e28" fo:background-color="transparent" loext:char-shading-value="0" style:font-size-asian="14pt" style:font-size-complex="14pt"/>
    </style:style>
    <style:style style:name="T60" style:family="text">
      <style:text-properties fo:color="#000000" style:font-name="Times New Roman" fo:font-size="14pt" fo:language="ru" fo:country="RU" officeooo:rsid="0034d0f0" fo:background-color="transparent" loext:char-shading-value="0" style:font-size-asian="14pt" style:font-size-complex="14pt"/>
    </style:style>
    <style:style style:name="T61" style:family="text">
      <style:text-properties fo:color="#000000" style:font-name="Times New Roman" fo:font-size="14pt" fo:language="ru" fo:country="RU" officeooo:rsid="0035451f" fo:background-color="transparent" loext:char-shading-value="0" style:font-size-asian="14pt" style:font-size-complex="14pt"/>
    </style:style>
    <style:style style:name="T62" style:family="text">
      <style:text-properties fo:color="#000000" style:font-name="Times New Roman" fo:font-size="14pt" fo:language="ru" fo:country="RU" style:text-underline-style="none" fo:font-weight="normal" officeooo:rsid="000c6898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3" style:family="text">
      <style:text-properties fo:color="#000000" style:font-name="Times New Roman" fo:font-size="14pt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4" style:family="text">
      <style:text-properties fo:color="#000000" style:font-name="Times New Roman" fo:font-size="14pt" fo:language="ru" fo:country="RU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5" style:family="text">
      <style:text-properties fo:color="#000000" style:font-name="Times New Roman" fo:font-size="14pt" fo:language="ru" fo:country="RU" style:text-underline-style="none" fo:font-weight="normal" officeooo:rsid="0020634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6" style:family="text">
      <style:text-properties fo:color="#000000" style:font-name="Times New Roman" fo:font-size="14pt" fo:language="ru" fo:country="RU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7" style:family="text">
      <style:text-properties fo:color="#000000" style:font-name="Times New Roman" fo:font-size="14pt" fo:language="ru" fo:country="RU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8" style:family="text">
      <style:text-properties fo:color="#000000" style:font-name="Times New Roman" fo:font-size="14pt" fo:language="ru" fo:country="RU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9" style:family="text">
      <style:text-properties fo:color="#000000" style:font-name="Times New Roman" fo:font-size="14pt" fo:language="ru" fo:country="RU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0" style:family="text">
      <style:text-properties fo:color="#000000" style:font-name="Times New Roman" fo:font-size="14pt" fo:language="ru" fo:country="RU" style:text-underline-style="none" fo:font-weight="normal" officeooo:rsid="0034d0f0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1" style:family="text">
      <style:text-properties fo:color="#000000" style:font-name="Times New Roman" fo:font-size="14pt" fo:background-color="transparent" loext:char-shading-value="0" style:font-size-asian="14pt" style:font-size-complex="14pt"/>
    </style:style>
    <style:style style:name="T72" style:family="text">
      <style:text-properties fo:color="#000000" style:font-name="Times New Roman" fo:font-size="14pt" fo:language="en" fo:country="US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3" style:family="text">
      <style:text-properties fo:color="#000000" style:font-name="Times New Roman" fo:font-size="14pt" fo:language="en" fo:country="US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4" style:family="text">
      <style:text-properties fo:color="#000000" style:font-name="Times New Roman" fo:font-size="14pt" fo:language="en" fo:country="US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5" style:family="text">
      <style:text-properties fo:color="#000000" style:font-name="Times New Roman" fo:font-size="14pt" fo:language="en" fo:country="US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6" style:family="text">
      <style:text-properties fo:color="#000000" style:font-name="Times New Roman" fo:font-size="14pt" fo:language="en" fo:country="US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7" style:family="text">
      <style:text-properties fo:color="#000000" style:font-name="Times New Roman" fo:font-size="14pt" fo:language="en" fo:country="US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8" style:family="text">
      <style:text-properties fo:color="#000000" style:font-name="Times New Roman" fo:font-size="14pt" fo:letter-spacing="normal" fo:language="ru" fo:country="RU" fo:font-style="italic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9" style:family="text">
      <style:text-properties fo:color="#000000" style:font-name="Times New Roman" fo:font-size="18.2000007629395pt" fo:language="ru" fo:country="RU" fo:font-weight="bold" officeooo:rsid="000c6898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0" style:family="text">
      <style:text-properties fo:color="#000000" style:font-name="Times New Roman" fo:font-size="18.2000007629395pt" fo:language="ru" fo:country="RU" fo:font-weight="bold" officeooo:rsid="0020634d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1" style:family="text">
      <style:text-properties fo:color="#000000" style:font-name="Times New Roman" fo:font-size="18.2000007629395pt" fo:language="ru" fo:country="RU" fo:font-weight="bold" officeooo:rsid="002398be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2" style:family="text">
      <style:text-properties fo:color="#000000" style:font-name="Times New Roman" fo:font-size="18.2000007629395pt" fo:language="ru" fo:country="RU" fo:font-weight="bold" officeooo:rsid="0028f3c3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3" style:family="text">
      <style:text-properties officeooo:rsid="002d2e28"/>
    </style:style>
    <style:style style:name="T84" style:family="text">
      <style:text-properties officeooo:rsid="002e9199"/>
    </style:style>
    <style:style style:name="T85" style:family="text">
      <style:text-properties officeooo:rsid="0034d0f0"/>
    </style:style>
    <style:style style:name="T86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Описание полученных изображений</text:p>
      <text:p text:style-name="P73"><text:tab/></text:p>
      <text:p text:style-name="P92"><text:span text:style-name="T41"><text:tab/></text:span><text:span text:style-name="T57">Тесты проводились на медицинском микроскопе </text:span><text:span text:style-name="T8">МИКМЕД-6 </text:span><text:span text:style-name="T9">по ТУ-9443-168-07502348-2005</text:span><text:span text:style-name="T8">. Позволяет увеличивать изображение от 40х до 1000х. Подробнее характеристики: </text:span><text:a xlink:type="simple" xlink:href="https://www.lomo-microsystems.ru/mikmed-6.html" text:style-name="Internet_20_link" text:visited-style-name="Visited_20_Internet_20_Link"><text:span text:style-name="T71">https://www.lomo-microsystems.ru/mikmed-6.html</text:span></text:a></text:p>
      <text:p text:style-name="P78"><text:span text:style-name="T1"><text:tab/>Для получения кратности микроскопа необходимо умножить кратность объектива на кратность окуляра. <text:s/></text:span><text:span text:style-name="T3">Данный микроскоп имеет постоянную кратность окуляра 10</text:span><text:span text:style-name="T24">x. </text:span><text:span text:style-name="T3">Кратность объектива может быть: </text:span><text:span text:style-name="T24">4x, 10x </text:span><text:span text:style-name="T3">и </text:span><text:span text:style-name="T24">4</text:span><text:span text:style-name="T3">0</text:span><text:span text:style-name="T24">x. </text:span><text:span text:style-name="T3">Итого итоговая кратность микроскопа имеет следующие значения: 40</text:span><text:span text:style-name="T24">x, 100x </text:span><text:span text:style-name="T3">и 400</text:span><text:span text:style-name="T24">x.</text:span></text:p>
      <text:p text:style-name="P79"><text:span text:style-name="T24"><text:tab/></text:span><text:span text:style-name="T3">От кратности объектива зависит интенсивность излучения света. Чем больше кратность тем </text:span><text:span text:style-name="T4">больше нужно увеличивать интенсивность света. </text:span><text:span text:style-name="T5">Все изображения получены с помощью системы </text:span><text:span text:style-name="T25">MSLite</text:span><text:span text:style-name="T5">. </text:span><text:span text:style-name="T6">Настройки системы стандартные:</text:span></text:p>
      <text:list xml:id="list1222616153" text:style-name="L1">
        <text:list-item>
          <text:p text:style-name="P121">значение выдержки 120,</text:p>
        </text:list-item>
        <text:list-item>
          <text:p text:style-name="P121">время выдержки 350 <text:span text:style-name="T23">ms,</text:span></text:p>
        </text:list-item>
        <text:list-item>
          <text:p text:style-name="P121">усиление 5.0,</text:p>
        </text:list-item>
        <text:list-item>
          <text:p text:style-name="P121">тон 0,</text:p>
        </text:list-item>
        <text:list-item>
          <text:p text:style-name="P121">яркость 0,</text:p>
        </text:list-item>
        <text:list-item>
          <text:p text:style-name="P122">контраст 0</text:p>
        </text:list-item>
        <text:list-item>
          <text:p text:style-name="P122"><text:span text:style-name="T84">температура 23</text:span>.</text:p>
        </text:list-item>
      </text:list>
      <text:p text:style-name="P81"/>
      <text:p text:style-name="P80"><text:span text:style-name="T5"><text:tab/></text:span><text:span text:style-name="T2">Все кристаллы сравниваются с контрольным. Контрольным называется кристалл, который образуется в чистом </text:span><text:span text:style-name="T15">физиологическом растворе.</text:span><text:span text:style-name="T2"> </text:span></text:p>
      <text:p text:style-name="P82"/>
      <text:p text:style-name="P95"><text:span text:style-name="T58">Н</text:span><text:span text:style-name="T59">аименование фотографий осуществляется по следующему шаблону: номер партии_название препарата_кратность объектива_номер пробы.</text:span></text:p>
      <text:p text:style-name="P82"/>
      <text:p text:style-name="P96"><text:span text:style-name="T60">Все приведенные препараты принадлежат одному классу. </text:span><text:span text:style-name="T61">В дальнейшем будет уточнено принадлежность препаратов к классам/царствам.</text:span></text:p>
      <text:h text:style-name="P98" text:outline-level="1"><text:soft-page-break/><text:span text:style-name="T79"><text:s/>Рецепт №</text:span><text:span text:style-name="T82">2</text:span></text:h>
      <text:p text:style-name="P94"><text:span text:style-name="T62">С</text:span><text:span text:style-name="T63">остав: Витамин </text:span><text:span text:style-name="T72">E(</text:span><text:span text:style-name="T63">токоферол</text:span><text:span text:style-name="T72">) </text:span><text:span text:style-name="T63">4-7 мг, Ацидум фосфорикум </text:span><text:span text:style-name="T69">6</text:span><text:span text:style-name="T72">CH</text:span><text:span text:style-name="T65">, </text:span><text:span text:style-name="T69">Берберис 6 </text:span><text:span text:style-name="T77">CH</text:span><text:span text:style-name="T74">,</text:span><text:span text:style-name="T66"> </text:span><text:span text:style-name="T69">Цина 6</text:span><text:span text:style-name="T77">CH,</text:span><text:span text:style-name="T69"> Эхинацея </text:span><text:span text:style-name="T77">30CH</text:span><text:span text:style-name="T69">, Гепар сульфур 1000</text:span><text:span text:style-name="T77">CH,</text:span><text:span text:style-name="T63"> растительное масло.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A"/>
        <table:table-column table:style-name="Таблица9.B" table:number-columns-repeated="2"/>
        <table:table-column table:style-name="Таблица9.G"/>
        <table:table-column table:style-name="Таблица9.B"/>
        <table:table-row>
          <table:table-cell table:style-name="Таблица9.A1" office:value-type="string">
            <text:p text:style-name="P22"/>
          </table:table-cell>
          <table:table-cell table:style-name="Таблица9.B1" office:value-type="string">
            <text:p text:style-name="P36">Название</text:p>
          </table:table-cell>
          <table:table-cell table:style-name="Таблица9.C1" office:value-type="string">
            <text:p text:style-name="P36">Кратность</text:p>
          </table:table-cell>
          <table:table-cell table:style-name="Таблица9.D1" office:value-type="string">
            <text:p text:style-name="P36">Излучение света</text:p>
          </table:table-cell>
          <table:table-cell table:style-name="Таблица9.E1" office:value-type="string">
            <text:p text:style-name="P51">Отличие от контрольного <text:span text:style-name="T54">кристалла</text:span></text:p>
          </table:table-cell>
          <table:table-cell table:style-name="Таблица9.F1" office:value-type="string">
            <text:p text:style-name="P36">Где находится</text:p>
          </table:table-cell>
          <table:table-cell table:style-name="Таблица9.G1" office:value-type="string">
            <text:p text:style-name="P36">Есть ли еще кристаллы</text:p>
          </table:table-cell>
          <table:table-cell table:style-name="Таблица9.H1" office:value-type="string">
            <text:p text:style-name="P36"><text:s/><text:span text:style-name="T7">Ссылка на изображение:</text:span></text:p>
          </table:table-cell>
        </table:table-row>
        <table:table-row>
          <table:table-cell table:style-name="Таблица9.A2" office:value-type="string">
            <text:p text:style-name="P11">1</text:p>
          </table:table-cell>
          <table:table-cell table:style-name="Таблица9.B2" office:value-type="string">
            <text:p text:style-name="P1">1партия_Рецепт2_Plan4_1проба</text:p>
          </table:table-cell>
          <table:table-cell table:style-name="Таблица9.C2" office:value-type="string">
            <text:p text:style-name="P12">40</text:p>
          </table:table-cell>
          <table:table-cell table:style-name="Таблица9.D2" office:value-type="string">
            <text:p text:style-name="P16">низкое</text:p>
          </table:table-cell>
          <table:table-cell table:style-name="Таблица9.E2" office:value-type="string">
            <text:p text:style-name="P69">Есть</text:p>
          </table:table-cell>
          <table:table-cell table:style-name="Таблица9.F2" office:value-type="string">
            <text:p text:style-name="P69">Центр образца</text:p>
          </table:table-cell>
          <table:table-cell table:style-name="Таблица9.G2" office:value-type="string">
            <text:p text:style-name="P69">Да</text:p>
          </table:table-cell>
          <table:table-cell table:style-name="Таблица9.H2" office:value-type="string">
            <text:p text:style-name="P5"><text:a xlink:type="simple" xlink:href="https://github.com/VLiamin/Image-processing/blob/main/Images/1%20партия/2/1партия_Рецепт2_Plan4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9.A3" office:value-type="string">
            <text:p text:style-name="P11">2</text:p>
          </table:table-cell>
          <table:table-cell table:style-name="Таблица9.B3" office:value-type="string">
            <text:p text:style-name="P1">1партия_Рецепт2_Plan10_1проба</text:p>
          </table:table-cell>
          <table:table-cell table:style-name="Таблица9.C3" office:value-type="string">
            <text:p text:style-name="P17">100</text:p>
          </table:table-cell>
          <table:table-cell table:style-name="Таблица9.D3" office:value-type="string">
            <text:p text:style-name="P69">среднее</text:p>
          </table:table-cell>
          <table:table-cell table:style-name="Таблица9.E3" office:value-type="string">
            <text:p text:style-name="P69">Есть</text:p>
          </table:table-cell>
          <table:table-cell table:style-name="Таблица9.F3" office:value-type="string">
            <text:p text:style-name="P69">Центр образца</text:p>
          </table:table-cell>
          <table:table-cell table:style-name="Таблица9.G3" office:value-type="string">
            <text:p text:style-name="P69">Да</text:p>
          </table:table-cell>
          <table:table-cell table:style-name="Таблица9.H3" office:value-type="string">
            <text:p text:style-name="P69"><text:a xlink:type="simple" xlink:href="https://github.com/VLiamin/Image-processing/blob/main/Images/1%20партия/2/1партия_Рецепт2_Plan10_1проба.jpg" text:style-name="Internet_20_link" text:visited-style-name="Visited_20_Internet_20_Link"><text:span text:style-name="T31">image</text:span></text:a> </text:p>
          </table:table-cell>
        </table:table-row>
      </table:table>
      <text:p text:style-name="P84"/>
      <text:h text:style-name="P102" text:outline-level="1"><text:span text:style-name="T36">Рецепт №</text:span><text:span text:style-name="T39">3(Контроль </text:span><text:span text:style-name="T40">в масле</text:span><text:span text:style-name="T39">)</text:span></text:h>
      <text:p text:style-name="P93"><text:span text:style-name="T63">Состав: </text:span><text:span text:style-name="T78">физраствор</text:span><text:span text:style-name="T63"> (</text:span><text:span text:style-name="T11"> </text:span><text:span text:style-name="T10">водный раствор </text:span><text:a xlink:type="simple" xlink:href="https://ru.wikipedia.org/wiki/Хлорид_натрия" text:style-name="Internet_20_link" text:visited-style-name="Visited_20_Internet_20_Link"><text:span text:style-name="T12">хлорида натрия</text:span></text:a><text:span text:style-name="T11"> </text:span><text:span text:style-name="T10">(NaCl)</text:span><text:span text:style-name="T63"> ) </text:span><text:span text:style-name="T70">+ масло</text:span><text:span text:style-name="T63">.</text:span></text:p>
      <text:p text:style-name="P85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A"/>
        <table:table-column table:style-name="Таблица8.B" table:number-columns-repeated="2"/>
        <table:table-column table:style-name="Таблица8.G"/>
        <table:table-column table:style-name="Таблица8.B"/>
        <table:table-row>
          <table:table-cell table:style-name="Таблица8.A1" office:value-type="string">
            <text:p text:style-name="P22"/>
          </table:table-cell>
          <table:table-cell table:style-name="Таблица8.B1" office:value-type="string">
            <text:p text:style-name="P35">Название</text:p>
          </table:table-cell>
          <table:table-cell table:style-name="Таблица8.C1" office:value-type="string">
            <text:p text:style-name="P35">Кратность</text:p>
          </table:table-cell>
          <table:table-cell table:style-name="Таблица8.D1" office:value-type="string">
            <text:p text:style-name="P35">Излучение света</text:p>
          </table:table-cell>
          <table:table-cell table:style-name="Таблица8.E1" office:value-type="string">
            <text:p text:style-name="P50">Отличие от контрольного <text:span text:style-name="T54">кристалла</text:span></text:p>
          </table:table-cell>
          <table:table-cell table:style-name="Таблица8.F1" office:value-type="string">
            <text:p text:style-name="P35">Где находится</text:p>
          </table:table-cell>
          <table:table-cell table:style-name="Таблица8.G1" office:value-type="string">
            <text:p text:style-name="P35">Есть ли еще кристаллы</text:p>
          </table:table-cell>
          <table:table-cell table:style-name="Таблица8.H1" office:value-type="string">
            <text:p text:style-name="P53">Ссылка на изображение:</text:p>
          </table:table-cell>
        </table:table-row>
        <table:table-row>
          <table:table-cell table:style-name="Таблица8.A4" office:value-type="string">
            <text:p text:style-name="P67">1</text:p>
          </table:table-cell>
          <table:table-cell table:style-name="Таблица8.B2" office:value-type="string">
            <text:p text:style-name="P4"><text:span text:style-name="T83">1партия_рецепт3_</text:span>Plan 4_<text:span text:style-name="T83">1проба</text:span></text:p>
          </table:table-cell>
          <table:table-cell table:style-name="Таблица8.C2" office:value-type="string">
            <text:p text:style-name="P68">40</text:p>
          </table:table-cell>
          <table:table-cell table:style-name="Таблица8.D4" office:value-type="string">
            <text:p text:style-name="P68">низкое</text:p>
          </table:table-cell>
          <table:table-cell table:style-name="Таблица8.E2" office:value-type="string">
            <text:p text:style-name="P68">Он и есть К</text:p>
          </table:table-cell>
          <table:table-cell table:style-name="Таблица8.F2" office:value-type="string">
            <text:p text:style-name="P68">Справа на образце</text:p>
          </table:table-cell>
          <table:table-cell table:style-name="Таблица8.G2" office:value-type="string">
            <text:p text:style-name="P68">Да</text:p>
          </table:table-cell>
          <table:table-cell table:style-name="Таблица8.H2" office:value-type="string">
            <text:p text:style-name="P68"><text:a xlink:type="simple" xlink:href="https://github.com/VLiamin/Image-processing/blob/main/Images/1%20партия/Контроль/1партия_Рецепт3_Plan4_1проба.jpg" text:style-name="Internet_20_link" text:visited-style-name="Visited_20_Internet_20_Link"><text:span text:style-name="T31">image</text:span></text:a></text:p>
          </table:table-cell>
        </table:table-row>
        <table:table-row>
          <table:table-cell table:style-name="Таблица8.A4" office:value-type="string">
            <text:p text:style-name="P67">2</text:p>
          </table:table-cell>
          <table:table-cell table:style-name="Таблица8.B3" office:value-type="string">
            <text:p text:style-name="P4"><text:span text:style-name="T83">1партия_рецепт3_</text:span>Plan <text:span text:style-name="T83">10</text:span>_<text:span text:style-name="T83">1проба</text:span></text:p>
          </table:table-cell>
          <table:table-cell table:style-name="Таблица8.C3" office:value-type="string">
            <text:p text:style-name="P68">100</text:p>
          </table:table-cell>
          <table:table-cell table:style-name="Таблица8.D4" office:value-type="string">
            <text:p text:style-name="P68">среднее</text:p>
          </table:table-cell>
          <table:table-cell table:style-name="Таблица8.E3" office:value-type="string">
            <text:p text:style-name="P68">Он и есть К</text:p>
          </table:table-cell>
          <table:table-cell table:style-name="Таблица8.F3" office:value-type="string">
            <text:p text:style-name="P68">Справа на образце</text:p>
          </table:table-cell>
          <table:table-cell table:style-name="Таблица8.G3" office:value-type="string">
            <text:p text:style-name="P68">Да</text:p>
          </table:table-cell>
          <table:table-cell table:style-name="Таблица8.H3" office:value-type="string">
            <text:p text:style-name="P68"><text:a xlink:type="simple" xlink:href="https://github.com/VLiamin/Image-processing/blob/main/Images/1%20партия/Контроль/1партия_Рецепт3_Plan10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8.A4" office:value-type="string">
            <text:p text:style-name="P67">3</text:p>
          </table:table-cell>
          <table:table-cell table:style-name="Таблица8.B4" office:value-type="string">
            <text:p text:style-name="P4"><text:span text:style-name="T83">1партия_рецепт3_</text:span>Plan 4_<text:span text:style-name="T83">2проба</text:span></text:p>
          </table:table-cell>
          <table:table-cell table:style-name="Таблица8.C4" office:value-type="string">
            <text:p text:style-name="P68">40</text:p>
          </table:table-cell>
          <table:table-cell table:style-name="Таблица8.D4" office:value-type="string">
            <text:p text:style-name="P68">низкое</text:p>
          </table:table-cell>
          <table:table-cell table:style-name="Таблица8.E4" office:value-type="string">
            <text:p text:style-name="P68">Он и есть К</text:p>
          </table:table-cell>
          <table:table-cell table:style-name="Таблица8.F4" office:value-type="string">
            <text:p text:style-name="P68">Сверху на образце</text:p>
          </table:table-cell>
          <table:table-cell table:style-name="Таблица8.G4" office:value-type="string">
            <text:p text:style-name="P68">Да</text:p>
          </table:table-cell>
          <table:table-cell table:style-name="Таблица8.H4" office:value-type="string">
            <text:p text:style-name="P68"><text:a xlink:type="simple" xlink:href="https://github.com/VLiamin/Image-processing/blob/main/Images/1%20партия/Контроль/1партия_Рецепт3_Plan4_2проба.jpg" text:style-name="Internet_20_link" text:visited-style-name="Visited_20_Internet_20_Link"><text:span text:style-name="T31">image</text:span></text:a> </text:p>
          </table:table-cell>
        </table:table-row>
        <text:soft-page-break/>
        <table:table-row>
          <table:table-cell table:style-name="Таблица8.A5" office:value-type="string">
            <text:p text:style-name="P67">4</text:p>
          </table:table-cell>
          <table:table-cell table:style-name="Таблица8.B5" office:value-type="string">
            <text:p text:style-name="P4"><text:span text:style-name="T83">1партия_рецепт3_</text:span>Plan <text:span text:style-name="T83">10</text:span>_<text:span text:style-name="T83">2проба</text:span></text:p>
          </table:table-cell>
          <table:table-cell table:style-name="Таблица8.C5" office:value-type="string">
            <text:p text:style-name="P68">100</text:p>
          </table:table-cell>
          <table:table-cell table:style-name="Таблица8.D5" office:value-type="string">
            <text:p text:style-name="P68">среднее</text:p>
          </table:table-cell>
          <table:table-cell table:style-name="Таблица8.E5" office:value-type="string">
            <text:p text:style-name="P68">Он и есть К</text:p>
          </table:table-cell>
          <table:table-cell table:style-name="Таблица8.F5" office:value-type="string">
            <text:p text:style-name="P68">Сверху на образце</text:p>
          </table:table-cell>
          <table:table-cell table:style-name="Таблица8.G5" office:value-type="string">
            <text:p text:style-name="P68">Да</text:p>
          </table:table-cell>
          <table:table-cell table:style-name="Таблица8.H5" office:value-type="string">
            <text:p text:style-name="P68"><text:a xlink:type="simple" xlink:href="https://github.com/VLiamin/Image-processing/blob/main/Images/1%20партия/Контроль/1партия_Рецепт3_Plan10_2проба.jpg" text:style-name="Internet_20_link" text:visited-style-name="Visited_20_Internet_20_Link"><text:span text:style-name="T31">image</text:span></text:a></text:p>
          </table:table-cell>
        </table:table-row>
      </table:table>
      <text:p text:style-name="P85"/>
      <text:h text:style-name="P99" text:outline-level="1"><text:span text:style-name="T79">Рецепт №</text:span><text:span text:style-name="T81">5</text:span></text:h>
      <text:p text:style-name="P91"><text:span text:style-name="T62">С</text:span><text:span text:style-name="T63">остав: Витамин </text:span><text:span text:style-name="T72">E(</text:span><text:span text:style-name="T63">токоферол</text:span><text:span text:style-name="T72">) </text:span><text:span text:style-name="T63">4-7 мг, </text:span><text:span text:style-name="T68">Арника монтана 6</text:span><text:span text:style-name="T76">CH</text:span><text:span text:style-name="T75">,</text:span><text:span text:style-name="T67"> </text:span><text:span text:style-name="T68">Анакардиум 30</text:span><text:span text:style-name="T76">CH,</text:span><text:span text:style-name="T68"> Аргентум нитрикум 30</text:span><text:span text:style-name="T76">CH,</text:span><text:span text:style-name="T63"> растительное масло.</text:span></text:p>
      <text:p text:style-name="P86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2"/>
        <table:table-column table:style-name="Таблица7.G"/>
        <table:table-column table:style-name="Таблица7.B"/>
        <table:table-row>
          <table:table-cell table:style-name="Таблица7.A1" office:value-type="string">
            <text:p text:style-name="P22"/>
          </table:table-cell>
          <table:table-cell table:style-name="Таблица7.B1" office:value-type="string">
            <text:p text:style-name="P34">Название</text:p>
          </table:table-cell>
          <table:table-cell table:style-name="Таблица7.C1" office:value-type="string">
            <text:p text:style-name="P34">Кратность</text:p>
          </table:table-cell>
          <table:table-cell table:style-name="Таблица7.D1" office:value-type="string">
            <text:p text:style-name="P34">Излучение света</text:p>
          </table:table-cell>
          <table:table-cell table:style-name="Таблица7.E1" office:value-type="string">
            <text:p text:style-name="P49">Отличие от контрольного <text:span text:style-name="T54">кристалла</text:span></text:p>
          </table:table-cell>
          <table:table-cell table:style-name="Таблица7.F1" office:value-type="string">
            <text:p text:style-name="P34">Где находится</text:p>
          </table:table-cell>
          <table:table-cell table:style-name="Таблица7.G1" office:value-type="string">
            <text:p text:style-name="P35">Есть ли еще кристаллы</text:p>
          </table:table-cell>
          <table:table-cell table:style-name="Таблица7.H1" office:value-type="string">
            <text:p text:style-name="P54">Ссылка на изображение:</text:p>
          </table:table-cell>
        </table:table-row>
        <table:table-row>
          <table:table-cell table:style-name="Таблица7.A6" office:value-type="string">
            <text:p text:style-name="P10">1</text:p>
          </table:table-cell>
          <table:table-cell table:style-name="Таблица7.B2" office:value-type="string">
            <text:h text:style-name="P107" text:outline-level="2"><text:bookmark text:name="blob-path"/><text:span text:style-name="Strong_20_Emphasis"><text:span text:style-name="T18">1партия_Рецепт5_Plan4_1проба</text:span></text:span></text:h>
            <text:p text:style-name="P70"/>
          </table:table-cell>
          <table:table-cell table:style-name="Таблица7.C2" office:value-type="string">
            <text:p text:style-name="P64">40</text:p>
          </table:table-cell>
          <table:table-cell table:style-name="Таблица7.D6" office:value-type="string">
            <text:p text:style-name="P64">низкое</text:p>
          </table:table-cell>
          <table:table-cell table:style-name="Таблица7.E2" office:value-type="string">
            <text:p text:style-name="P64">слабое</text:p>
          </table:table-cell>
          <table:table-cell table:style-name="Таблица7.F2" office:value-type="string">
            <text:p text:style-name="P64">Внизу образца</text:p>
          </table:table-cell>
          <table:table-cell table:style-name="Таблица7.G2" office:value-type="string">
            <text:p text:style-name="P64">Да</text:p>
          </table:table-cell>
          <table:table-cell table:style-name="Таблица7.H2" office:value-type="string">
            <text:p text:style-name="P64"><text:a xlink:type="simple" xlink:href="https://github.com/VLiamin/Image-processing/blob/main/Images/1%20партия/5/1партия_Рецепт5_Plan4_1проба.jpg" text:style-name="Internet_20_link" text:visited-style-name="Visited_20_Internet_20_Link"><text:span text:style-name="T31">image</text:span></text:a></text:p>
          </table:table-cell>
        </table:table-row>
        <table:table-row>
          <table:table-cell table:style-name="Таблица7.A6" office:value-type="string">
            <text:p text:style-name="P10">2</text:p>
          </table:table-cell>
          <table:table-cell table:style-name="Таблица7.B3" office:value-type="string">
            <text:h text:style-name="P107" text:outline-level="2"><text:bookmark text:name="blob-path1"/><text:span text:style-name="Strong_20_Emphasis"><text:span text:style-name="T19">1партия_Рецепт5_Plan10_1проба</text:span></text:span></text:h>
            <text:p text:style-name="P70"/>
          </table:table-cell>
          <table:table-cell table:style-name="Таблица7.C3" office:value-type="string">
            <text:p text:style-name="P64">100</text:p>
          </table:table-cell>
          <table:table-cell table:style-name="Таблица7.D6" office:value-type="string">
            <text:p text:style-name="P66">среднее</text:p>
          </table:table-cell>
          <table:table-cell table:style-name="Таблица7.E3" office:value-type="string">
            <text:p text:style-name="P64">слабое</text:p>
          </table:table-cell>
          <table:table-cell table:style-name="Таблица7.F3" office:value-type="string">
            <text:p text:style-name="P64">Внизу образца</text:p>
          </table:table-cell>
          <table:table-cell table:style-name="Таблица7.G3" office:value-type="string">
            <text:p text:style-name="P64">Да</text:p>
          </table:table-cell>
          <table:table-cell table:style-name="Таблица7.H3" office:value-type="string">
            <text:p text:style-name="P64"><text:a xlink:type="simple" xlink:href="https://github.com/VLiamin/Image-processing/blob/main/Images/1%20партия/5/1партия_Рецепт5_Plan10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7.A6" office:value-type="string">
            <text:p text:style-name="P10">3</text:p>
          </table:table-cell>
          <table:table-cell table:style-name="Таблица7.B4" office:value-type="string">
            <text:h text:style-name="P107" text:outline-level="2"><text:bookmark text:name="blob-path2"/><text:span text:style-name="Strong_20_Emphasis"><text:span text:style-name="T17">1партия_Рецепт5_Plan4_2проба</text:span></text:span></text:h>
            <text:p text:style-name="P70"/>
          </table:table-cell>
          <table:table-cell table:style-name="Таблица7.C4" office:value-type="string">
            <text:p text:style-name="P66">40</text:p>
          </table:table-cell>
          <table:table-cell table:style-name="Таблица7.D6" office:value-type="string">
            <text:p text:style-name="P66">низкое</text:p>
          </table:table-cell>
          <table:table-cell table:style-name="Таблица7.E4" office:value-type="string">
            <text:p text:style-name="P65">слабое</text:p>
          </table:table-cell>
          <table:table-cell table:style-name="Таблица7.F4" office:value-type="string">
            <text:p text:style-name="P66">Слева на образце</text:p>
          </table:table-cell>
          <table:table-cell table:style-name="Таблица7.G4" office:value-type="string">
            <text:p text:style-name="P65">Да</text:p>
          </table:table-cell>
          <table:table-cell table:style-name="Таблица7.H4" office:value-type="string">
            <text:p text:style-name="P65"><text:a xlink:type="simple" xlink:href="https://github.com/VLiamin/Image-processing/blob/main/Images/1%20партия/5/1партия_Рецепт5_Plan4_2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7.A6" office:value-type="string">
            <text:p text:style-name="P10">4</text:p>
          </table:table-cell>
          <table:table-cell table:style-name="Таблица7.B5" office:value-type="string">
            <text:h text:style-name="P107" text:outline-level="2"><text:bookmark text:name="blob-path3"/><text:span text:style-name="Strong_20_Emphasis"><text:span text:style-name="T86">1</text:span></text:span><text:span text:style-name="Strong_20_Emphasis"><text:span text:style-name="T17">партия_Рецепт5_Plan10_2проба</text:span></text:span></text:h>
            <text:p text:style-name="P70"/>
          </table:table-cell>
          <table:table-cell table:style-name="Таблица7.C5" office:value-type="string">
            <text:p text:style-name="P66">100</text:p>
          </table:table-cell>
          <table:table-cell table:style-name="Таблица7.D6" office:value-type="string">
            <text:p text:style-name="P66">среднее</text:p>
          </table:table-cell>
          <table:table-cell table:style-name="Таблица7.E5" office:value-type="string">
            <text:p text:style-name="P65">слабое</text:p>
          </table:table-cell>
          <table:table-cell table:style-name="Таблица7.F5" office:value-type="string">
            <text:p text:style-name="P66">Слева на образце</text:p>
          </table:table-cell>
          <table:table-cell table:style-name="Таблица7.G5" office:value-type="string">
            <text:p text:style-name="P65">Да</text:p>
          </table:table-cell>
          <table:table-cell table:style-name="Таблица7.H5" office:value-type="string">
            <text:p text:style-name="P65"><text:a xlink:type="simple" xlink:href="https://github.com/VLiamin/Image-processing/blob/main/Images/1%20партия/5/1партия_Рецепт5_Plan10_2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7.A6" office:value-type="string">
            <text:p text:style-name="P10">5</text:p>
          </table:table-cell>
          <table:table-cell table:style-name="Таблица7.B6" office:value-type="string">
            <text:h text:style-name="P107" text:outline-level="2"><text:bookmark text:name="blob-path4"/><text:span text:style-name="Strong_20_Emphasis"><text:span text:style-name="T17">1партия_Р</text:span></text:span><text:soft-page-break/><text:span text:style-name="Strong_20_Emphasis"><text:span text:style-name="T17">ецепт5_Plan4_3проба</text:span></text:span></text:h>
            <text:p text:style-name="P70"/>
          </table:table-cell>
          <table:table-cell table:style-name="Таблица7.C6" office:value-type="string">
            <text:p text:style-name="P66">40</text:p>
          </table:table-cell>
          <table:table-cell table:style-name="Таблица7.D6" office:value-type="string">
            <text:p text:style-name="P66">низкое</text:p>
          </table:table-cell>
          <table:table-cell table:style-name="Таблица7.E6" office:value-type="string">
            <text:p text:style-name="P66">Есть</text:p>
          </table:table-cell>
          <table:table-cell table:style-name="Таблица7.F6" office:value-type="string">
            <text:p text:style-name="P65">Внизу образца</text:p>
          </table:table-cell>
          <table:table-cell table:style-name="Таблица7.G6" office:value-type="string">
            <text:p text:style-name="P65">Да</text:p>
          </table:table-cell>
          <table:table-cell table:style-name="Таблица7.H6" office:value-type="string">
            <text:p text:style-name="P65"><text:a xlink:type="simple" xlink:href="https://github.com/VLiamin/Image-processing/blob/main/Images/1%20партия/5/1партия_Рецепт5_Plan4_3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7.A7" office:value-type="string">
            <text:p text:style-name="P10">6</text:p>
          </table:table-cell>
          <table:table-cell table:style-name="Таблица7.B7" office:value-type="string">
            <text:h text:style-name="P107" text:outline-level="2"><text:bookmark text:name="blob-path5"/><text:span text:style-name="Strong_20_Emphasis"><text:span text:style-name="T17">1партия_Рецепт5_Plan10_3проба</text:span></text:span></text:h>
            <text:p text:style-name="P70"/>
          </table:table-cell>
          <table:table-cell table:style-name="Таблица7.C7" office:value-type="string">
            <text:p text:style-name="P66">100</text:p>
          </table:table-cell>
          <table:table-cell table:style-name="Таблица7.D7" office:value-type="string">
            <text:p text:style-name="P66">среднее</text:p>
          </table:table-cell>
          <table:table-cell table:style-name="Таблица7.E7" office:value-type="string">
            <text:p text:style-name="P66">Есть</text:p>
          </table:table-cell>
          <table:table-cell table:style-name="Таблица7.F7" office:value-type="string">
            <text:p text:style-name="P65">Внизу образца</text:p>
          </table:table-cell>
          <table:table-cell table:style-name="Таблица7.G7" office:value-type="string">
            <text:p text:style-name="P65">Да</text:p>
          </table:table-cell>
          <table:table-cell table:style-name="Таблица7.H7" office:value-type="string">
            <text:p text:style-name="P65"><text:a xlink:type="simple" xlink:href="https://github.com/VLiamin/Image-processing/blob/main/Images/1%20партия/5/1партия_Рецепт5_Plan10_3проба.jpg" text:style-name="Internet_20_link" text:visited-style-name="Visited_20_Internet_20_Link"><text:span text:style-name="T32">image</text:span></text:a></text:p>
          </table:table-cell>
        </table:table-row>
      </table:table>
      <text:p text:style-name="P86"/>
      <text:h text:style-name="P103" text:outline-level="1"><text:span text:style-name="T36">Рецепт №</text:span><text:span text:style-name="T38">6</text:span></text:h>
      <text:p text:style-name="P90"><text:span text:style-name="T62">С</text:span><text:span text:style-name="T63">остав: Витамин </text:span><text:span text:style-name="T72">E(</text:span><text:span text:style-name="T63">токоферол</text:span><text:span text:style-name="T72">) </text:span><text:span text:style-name="T63">4-7 мг, </text:span><text:span text:style-name="T75">Ф</text:span><text:span text:style-name="T67">инлепсин 30</text:span><text:span text:style-name="T75">CH, Этиопс меркуриус антимониалис 6CH,</text:span><text:span text:style-name="T67"> Саникула 6</text:span><text:span text:style-name="T75">CH,</text:span><text:span text:style-name="T63"> растительное масло.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A"/>
        <table:table-column table:style-name="Таблица6.B" table:number-columns-repeated="2"/>
        <table:table-column table:style-name="Таблица6.G"/>
        <table:table-column table:style-name="Таблица6.B"/>
        <table:table-row>
          <table:table-cell table:style-name="Таблица6.A1" office:value-type="string">
            <text:p text:style-name="P30"/>
          </table:table-cell>
          <table:table-cell table:style-name="Таблица6.B1" office:value-type="string">
            <text:p text:style-name="P33">Название</text:p>
          </table:table-cell>
          <table:table-cell table:style-name="Таблица6.C1" office:value-type="string">
            <text:p text:style-name="P33">Кратность</text:p>
          </table:table-cell>
          <table:table-cell table:style-name="Таблица6.D1" office:value-type="string">
            <text:p text:style-name="P33">Излучение света</text:p>
          </table:table-cell>
          <table:table-cell table:style-name="Таблица6.E1" office:value-type="string">
            <text:p text:style-name="P48">Отличие от контрольного <text:span text:style-name="T54">кристалла</text:span></text:p>
          </table:table-cell>
          <table:table-cell table:style-name="Таблица6.F1" office:value-type="string">
            <text:p text:style-name="P33">Где находится</text:p>
          </table:table-cell>
          <table:table-cell table:style-name="Таблица6.G1" office:value-type="string">
            <text:p text:style-name="P34">Есть ли еще кристаллы</text:p>
          </table:table-cell>
          <table:table-cell table:style-name="Таблица6.H1" office:value-type="string">
            <text:p text:style-name="P55">Ссылка на изображение:</text:p>
          </table:table-cell>
        </table:table-row>
        <table:table-row>
          <table:table-cell table:style-name="Таблица6.A4" office:value-type="string">
            <text:p text:style-name="P63">1</text:p>
          </table:table-cell>
          <table:table-cell table:style-name="Таблица6.B2" office:value-type="string">
            <text:h text:style-name="P109" text:outline-level="2"><text:bookmark text:name="blob-path6"/><text:span text:style-name="Strong_20_Emphasis"><text:span text:style-name="T20">1партия_Рецепт6_Plan4_1проба</text:span></text:span></text:h>
            <text:p text:style-name="P40"/>
          </table:table-cell>
          <table:table-cell table:style-name="Таблица6.C2" office:value-type="string">
            <text:p text:style-name="P44">40</text:p>
          </table:table-cell>
          <table:table-cell table:style-name="Таблица6.D4" office:value-type="string">
            <text:p text:style-name="P44">Низкое</text:p>
          </table:table-cell>
          <table:table-cell table:style-name="Таблица6.E2" office:value-type="string">
            <text:p text:style-name="P44">Есть</text:p>
          </table:table-cell>
          <table:table-cell table:style-name="Таблица6.F2" office:value-type="string">
            <text:p text:style-name="P44">Центр образца</text:p>
          </table:table-cell>
          <table:table-cell table:style-name="Таблица6.G2" office:value-type="string">
            <text:p text:style-name="P44">Да, <text:span text:style-name="T85">один рядом</text:span></text:p>
          </table:table-cell>
          <table:table-cell table:style-name="Таблица6.H2" office:value-type="string">
            <text:p text:style-name="P44"><text:a xlink:type="simple" xlink:href="https://github.com/VLiamin/Image-processing/blob/main/Images/1%20партия/6/1партия_Рецепт6_Plan4_1проба.jpg" text:style-name="Internet_20_link" text:visited-style-name="Visited_20_Internet_20_Link"><text:span text:style-name="T26">image</text:span></text:a></text:p>
          </table:table-cell>
        </table:table-row>
        <table:table-row>
          <table:table-cell table:style-name="Таблица6.A4" office:value-type="string">
            <text:p text:style-name="P63">2</text:p>
          </table:table-cell>
          <table:table-cell table:style-name="Таблица6.B3" office:value-type="string">
            <text:h text:style-name="P109" text:outline-level="2"><text:bookmark text:name="blob-path7"/><text:span text:style-name="Strong_20_Emphasis"><text:span text:style-name="T20">1партия_Рецепт6_Plan10_1проба</text:span></text:span></text:h>
            <text:p text:style-name="P40"/>
          </table:table-cell>
          <table:table-cell table:style-name="Таблица6.C3" office:value-type="string">
            <text:p text:style-name="P44">100</text:p>
          </table:table-cell>
          <table:table-cell table:style-name="Таблица6.D4" office:value-type="string">
            <text:p text:style-name="P44">Среднее</text:p>
          </table:table-cell>
          <table:table-cell table:style-name="Таблица6.E3" office:value-type="string">
            <text:p text:style-name="P44">Есть</text:p>
          </table:table-cell>
          <table:table-cell table:style-name="Таблица6.F3" office:value-type="string">
            <text:p text:style-name="P44">Центр образца</text:p>
          </table:table-cell>
          <table:table-cell table:style-name="Таблица6.G3" office:value-type="string">
            <text:p text:style-name="P45">Да, <text:span text:style-name="T85">один рядом</text:span></text:p>
          </table:table-cell>
          <table:table-cell table:style-name="Таблица6.H3" office:value-type="string">
            <text:p text:style-name="P44"><text:a xlink:type="simple" xlink:href="https://github.com/VLiamin/Image-processing/blob/main/Images/1%20партия/6/1партия_Рецепт6_Plan10_1проба.jpg" text:style-name="Internet_20_link" text:visited-style-name="Visited_20_Internet_20_Link"><text:span text:style-name="T26">image</text:span></text:a> </text:p>
          </table:table-cell>
        </table:table-row>
        <table:table-row>
          <table:table-cell table:style-name="Таблица6.A4" office:value-type="string">
            <text:p text:style-name="P63">3</text:p>
          </table:table-cell>
          <table:table-cell table:style-name="Таблица6.B4" office:value-type="string">
            <text:h text:style-name="P109" text:outline-level="2"><text:bookmark text:name="blob-path8"/><text:span text:style-name="Strong_20_Emphasis"><text:span text:style-name="T20">1партия_Рецепт6_Plan10_1проба</text:span></text:span></text:h>
            <text:p text:style-name="P40"/>
          </table:table-cell>
          <table:table-cell table:style-name="Таблица6.C4" office:value-type="string">
            <text:p text:style-name="P44">40</text:p>
          </table:table-cell>
          <table:table-cell table:style-name="Таблица6.D4" office:value-type="string">
            <text:p text:style-name="P44">Низкое</text:p>
          </table:table-cell>
          <table:table-cell table:style-name="Таблица6.E4" office:value-type="string">
            <text:p text:style-name="P44">Есть</text:p>
          </table:table-cell>
          <table:table-cell table:style-name="Таблица6.F4" office:value-type="string">
            <text:p text:style-name="P44">Центр образца</text:p>
          </table:table-cell>
          <table:table-cell table:style-name="Таблица6.G4" office:value-type="string">
            <text:p text:style-name="P44">Да</text:p>
          </table:table-cell>
          <table:table-cell table:style-name="Таблица6.H4" office:value-type="string">
            <text:p text:style-name="P44"><text:a xlink:type="simple" xlink:href="https://github.com/VLiamin/Image-processing/blob/main/Images/1%20партия/6/1партия_Рецепт6_Plan4_2проба.jpg" text:style-name="Internet_20_link" text:visited-style-name="Visited_20_Internet_20_Link"><text:span text:style-name="T26">image</text:span></text:a></text:p>
          </table:table-cell>
        </table:table-row>
        <table:table-row>
          <table:table-cell table:style-name="Таблица6.A5" office:value-type="string">
            <text:p text:style-name="P63">4</text:p>
          </table:table-cell>
          <table:table-cell table:style-name="Таблица6.B5" office:value-type="string">
            <text:h text:style-name="P109" text:outline-level="2"><text:bookmark text:name="blob-path9"/><text:span text:style-name="Strong_20_Emphasis"><text:span text:style-name="T20">1партия_Рецепт6_Pl</text:span></text:span><text:soft-page-break/><text:span text:style-name="Strong_20_Emphasis"><text:span text:style-name="T20">an10_2проба</text:span></text:span></text:h>
            <text:p text:style-name="P40"/>
          </table:table-cell>
          <table:table-cell table:style-name="Таблица6.C5" office:value-type="string">
            <text:p text:style-name="P44">100</text:p>
          </table:table-cell>
          <table:table-cell table:style-name="Таблица6.D5" office:value-type="string">
            <text:p text:style-name="P44">Среднее</text:p>
          </table:table-cell>
          <table:table-cell table:style-name="Таблица6.E5" office:value-type="string">
            <text:p text:style-name="P44">Есть</text:p>
          </table:table-cell>
          <table:table-cell table:style-name="Таблица6.F5" office:value-type="string">
            <text:p text:style-name="P44">Центр образца</text:p>
          </table:table-cell>
          <table:table-cell table:style-name="Таблица6.G5" office:value-type="string">
            <text:p text:style-name="P44">Да</text:p>
          </table:table-cell>
          <table:table-cell table:style-name="Таблица6.H5" office:value-type="string">
            <text:p text:style-name="P44"><text:a xlink:type="simple" xlink:href="https://github.com/VLiamin/Image-processing/blob/main/Images/1%20партия/6/1партия_Рецепт6_Plan10_2проба.jpg" text:style-name="Internet_20_link" text:visited-style-name="Visited_20_Internet_20_Link"><text:span text:style-name="T26">image</text:span></text:a></text:p>
          </table:table-cell>
        </table:table-row>
      </table:table>
      <text:p text:style-name="P83"/>
      <text:h text:style-name="P100" text:outline-level="1"><text:span text:style-name="T79">Рецепт №</text:span><text:span text:style-name="T80">7</text:span></text:h>
      <text:p text:style-name="P89"><text:span text:style-name="T62">С</text:span><text:span text:style-name="T63">остав: Витамин </text:span><text:span text:style-name="T72">E(</text:span><text:span text:style-name="T63">токоферол</text:span><text:span text:style-name="T72">) </text:span><text:span text:style-name="T63">4-7 мг, Ацидум фосфорикум </text:span><text:span text:style-name="T65">30</text:span><text:span text:style-name="T72">CH</text:span><text:span text:style-name="T65">, </text:span><text:span text:style-name="T66">Бриония 30</text:span><text:span text:style-name="T74">CH,</text:span><text:span text:style-name="T63"> </text:span><text:span text:style-name="T74">Н</text:span><text:span text:style-name="T66">атр</text:span><text:span text:style-name="T64"> муриатикум </text:span><text:span text:style-name="T66">30</text:span><text:span text:style-name="T73">CH</text:span><text:span text:style-name="T72">,</text:span><text:span text:style-name="T63"> </text:span><text:span text:style-name="T66">Рододендрон 6</text:span><text:span text:style-name="T74">CH</text:span><text:span text:style-name="T72">,</text:span><text:span text:style-name="T63"> </text:span><text:span text:style-name="T74">Р</text:span><text:span text:style-name="T66">ус токсикодендрон 5</text:span><text:span text:style-name="T74">CH,</text:span><text:span text:style-name="T63"> растительное масло.</text:span></text:p>
      <text:p text:style-name="P82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 table:number-columns-repeated="2"/>
        <table:table-column table:style-name="Таблица5.G"/>
        <table:table-column table:style-name="Таблица5.B"/>
        <table:table-row>
          <table:table-cell table:style-name="Таблица5.A1" office:value-type="string">
            <text:p text:style-name="P30"/>
          </table:table-cell>
          <table:table-cell table:style-name="Таблица5.B1" office:value-type="string">
            <text:p text:style-name="P32">Название</text:p>
          </table:table-cell>
          <table:table-cell table:style-name="Таблица5.C1" office:value-type="string">
            <text:p text:style-name="P32">Кратность</text:p>
          </table:table-cell>
          <table:table-cell table:style-name="Таблица5.D1" office:value-type="string">
            <text:p text:style-name="P32">Излучение света</text:p>
          </table:table-cell>
          <table:table-cell table:style-name="Таблица5.E1" office:value-type="string">
            <text:p text:style-name="P47">Отличие от контрольного <text:span text:style-name="T54">кристалла</text:span></text:p>
          </table:table-cell>
          <table:table-cell table:style-name="Таблица5.F1" office:value-type="string">
            <text:p text:style-name="P32">Где находится</text:p>
          </table:table-cell>
          <table:table-cell table:style-name="Таблица5.G1" office:value-type="string">
            <text:p text:style-name="P32">Есть ли еще кристаллы</text:p>
          </table:table-cell>
          <table:table-cell table:style-name="Таблица5.H1" office:value-type="string">
            <text:p text:style-name="P55">Ссылка на изображение:</text:p>
          </table:table-cell>
        </table:table-row>
        <table:table-row>
          <table:table-cell table:style-name="Таблица5.A4" office:value-type="string">
            <text:p text:style-name="P61">1</text:p>
          </table:table-cell>
          <table:table-cell table:style-name="Таблица5.B2" office:value-type="string">
            <text:h text:style-name="P109" text:outline-level="2"><text:bookmark text:name="blob-path10"/><text:span text:style-name="Strong_20_Emphasis"><text:span text:style-name="T20">1партия_Рецепт7_Plan4_1проба</text:span></text:span></text:h>
            <text:p text:style-name="P40"><text:span text:style-name="Strong_20_Emphasis"><text:span text:style-name="T20"/></text:span></text:p>
          </table:table-cell>
          <table:table-cell table:style-name="Таблица5.C2" office:value-type="string">
            <text:p text:style-name="P62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2" office:value-type="string">
            <text:p text:style-name="P43">небольшое</text:p>
          </table:table-cell>
          <table:table-cell table:style-name="Таблица5.F2" office:value-type="string">
            <text:p text:style-name="P43">В центре образца, по центру изображения</text:p>
          </table:table-cell>
          <table:table-cell table:style-name="Таблица5.G2" office:value-type="string">
            <text:p text:style-name="P43">Да</text:p>
          </table:table-cell>
          <table:table-cell table:style-name="Таблица5.H2" office:value-type="string">
            <text:p text:style-name="P43"><text:a xlink:type="simple" xlink:href="https://github.com/VLiamin/Image-processing/blob/main/Images/1%20партия/7/1партия_Рецепт7_Plan4_1проба.jpg" text:style-name="Internet_20_link" text:visited-style-name="Visited_20_Internet_20_Link"><text:span text:style-name="T26">image</text:span></text:a> </text:p>
          </table:table-cell>
        </table:table-row>
        <table:table-row>
          <table:table-cell table:style-name="Таблица5.A4" office:value-type="string">
            <text:p text:style-name="P61">2</text:p>
          </table:table-cell>
          <table:table-cell table:style-name="Таблица5.B3" office:value-type="string">
            <text:h text:style-name="P109" text:outline-level="2"><text:bookmark text:name="blob-path11"/><text:span text:style-name="Strong_20_Emphasis"><text:span text:style-name="T20">1партия_Рецепт7_Plan10_1проба</text:span></text:span></text:h>
            <text:p text:style-name="P40"/>
          </table:table-cell>
          <table:table-cell table:style-name="Таблица5.C3" office:value-type="string">
            <text:p text:style-name="P43">100</text:p>
          </table:table-cell>
          <table:table-cell table:style-name="Таблица5.D4" office:value-type="string">
            <text:p text:style-name="P43">среднее</text:p>
          </table:table-cell>
          <table:table-cell table:style-name="Таблица5.E3" office:value-type="string">
            <text:p text:style-name="P43">небольшое</text:p>
          </table:table-cell>
          <table:table-cell table:style-name="Таблица5.F3" office:value-type="string">
            <text:p text:style-name="P43">В центре образца</text:p>
          </table:table-cell>
          <table:table-cell table:style-name="Таблица5.G3" office:value-type="string">
            <text:p text:style-name="P43">Да</text:p>
          </table:table-cell>
          <table:table-cell table:style-name="Таблица5.H3" office:value-type="string">
            <text:p text:style-name="P43"><text:a xlink:type="simple" xlink:href="https://github.com/VLiamin/Image-processing/blob/main/Images/1%20партия/7/1партия_Рецепт7_Plan10_1проба.jpg" text:style-name="Internet_20_link" text:visited-style-name="Visited_20_Internet_20_Link"><text:span text:style-name="T26">image</text:span></text:a> </text:p>
          </table:table-cell>
        </table:table-row>
        <table:table-row>
          <table:table-cell table:style-name="Таблица5.A4" office:value-type="string">
            <text:p text:style-name="P61">3</text:p>
          </table:table-cell>
          <table:table-cell table:style-name="Таблица5.B4" office:value-type="string">
            <text:h text:style-name="P110" text:outline-level="2"><text:bookmark text:name="blob-path12"/><text:span text:style-name="Strong_20_Emphasis"><text:span text:style-name="T13">1партия_Рецепт7_Plan4_2проба</text:span></text:span></text:h>
            <text:p text:style-name="P41"/>
          </table:table-cell>
          <table:table-cell table:style-name="Таблица5.C4" office:value-type="string">
            <text:p text:style-name="P43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4" office:value-type="string">
            <text:p text:style-name="P43">есть</text:p>
          </table:table-cell>
          <table:table-cell table:style-name="Таблица5.F4" office:value-type="string">
            <text:p text:style-name="P43">В центре образца, слева на изображении</text:p>
          </table:table-cell>
          <table:table-cell table:style-name="Таблица5.G4" office:value-type="string">
            <text:p text:style-name="P43">Да</text:p>
          </table:table-cell>
          <table:table-cell table:style-name="Таблица5.H4" office:value-type="string">
            <text:p text:style-name="P43"><text:a xlink:type="simple" xlink:href="https://github.com/VLiamin/Image-processing/blob/main/Images/1%20партия/7/1партия_Рецепт7_Plan4_2проба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5.A5" office:value-type="string">
            <text:p text:style-name="P61">4</text:p>
          </table:table-cell>
          <table:table-cell table:style-name="Таблица5.B5" office:value-type="string">
            <text:h text:style-name="P109" text:outline-level="2"><text:bookmark text:name="blob-path13"/><text:span text:style-name="Strong_20_Emphasis"><text:span text:style-name="T13">1партия_Рецепт7_Plan10_2проба</text:span></text:span></text:h>
            <text:p text:style-name="P40"><text:soft-page-break/></text:p>
          </table:table-cell>
          <table:table-cell table:style-name="Таблица5.C5" office:value-type="string">
            <text:p text:style-name="P43">100</text:p>
          </table:table-cell>
          <table:table-cell table:style-name="Таблица5.D5" office:value-type="string">
            <text:p text:style-name="P43">среднее</text:p>
          </table:table-cell>
          <table:table-cell table:style-name="Таблица5.E5" office:value-type="string">
            <text:p text:style-name="P43">есть</text:p>
          </table:table-cell>
          <table:table-cell table:style-name="Таблица5.F5" office:value-type="string">
            <text:p text:style-name="P3">В центре образца</text:p>
          </table:table-cell>
          <table:table-cell table:style-name="Таблица5.G5" office:value-type="string">
            <text:p text:style-name="P43">Да</text:p>
          </table:table-cell>
          <table:table-cell table:style-name="Таблица5.H5" office:value-type="string">
            <text:p text:style-name="P43"><text:a xlink:type="simple" xlink:href="https://github.com/VLiamin/Image-processing/blob/main/Images/1%20партия/7/1партия_Рецепт7_Plan10_2проба.jpg" text:style-name="Internet_20_link" text:visited-style-name="Visited_20_Internet_20_Link"><text:span text:style-name="T27">image</text:span></text:a> </text:p>
          </table:table-cell>
        </table:table-row>
      </table:table>
      <text:p text:style-name="P82"/>
      <text:h text:style-name="P104" text:outline-level="1"><text:span text:style-name="T36">Рецепт №</text:span><text:span text:style-name="T37">8</text:span></text:h>
      <text:p text:style-name="P88"><text:span text:style-name="T62">С</text:span><text:span text:style-name="T63">остав: Витамин </text:span><text:span text:style-name="T72">E(</text:span><text:span text:style-name="T63">токоферол</text:span><text:span text:style-name="T72">) </text:span><text:span text:style-name="T63">4-7 мг, </text:span><text:span text:style-name="T64">Аурум муриатикум натронатум 6</text:span><text:span text:style-name="T73">CH</text:span><text:span text:style-name="T72">, </text:span><text:span text:style-name="T63"><text:s text:c="2"/>Ацидум фосфорикум 1000</text:span><text:span text:style-name="T72">CH, </text:span><text:span text:style-name="T63">Ацидум фосфорикум </text:span><text:span text:style-name="T73">6</text:span><text:span text:style-name="T72">CH, </text:span><text:span text:style-name="T64">Натриум муриатикум 6</text:span><text:span text:style-name="T73">CH</text:span><text:span text:style-name="T72">,</text:span><text:span text:style-name="T63"> </text:span><text:span text:style-name="T64">Сульфур йодатум 30</text:span><text:span text:style-name="T73">CH,</text:span><text:span text:style-name="T64"> Эхинацея 30</text:span><text:span text:style-name="T73">CH,</text:span><text:span text:style-name="T63"> растительное масло.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B" table:number-columns-repeated="2"/>
        <table:table-column table:style-name="Таблица4.G"/>
        <table:table-column table:style-name="Таблица4.B"/>
        <table:table-row>
          <table:table-cell table:style-name="Таблица4.A1" office:value-type="string">
            <text:p text:style-name="P30"/>
          </table:table-cell>
          <table:table-cell table:style-name="Таблица4.B1" office:value-type="string">
            <text:p text:style-name="P31">Название</text:p>
          </table:table-cell>
          <table:table-cell table:style-name="Таблица4.C1" office:value-type="string">
            <text:p text:style-name="P31">Кратность</text:p>
          </table:table-cell>
          <table:table-cell table:style-name="Таблица4.D1" office:value-type="string">
            <text:p text:style-name="P32">Излучение света</text:p>
          </table:table-cell>
          <table:table-cell table:style-name="Таблица4.E1" office:value-type="string">
            <text:p text:style-name="P46">Отличие от контрольного <text:span text:style-name="T54">кристалла</text:span></text:p>
          </table:table-cell>
          <table:table-cell table:style-name="Таблица4.F1" office:value-type="string">
            <text:p text:style-name="P31">Где находится</text:p>
          </table:table-cell>
          <table:table-cell table:style-name="Таблица4.G1" office:value-type="string">
            <text:p text:style-name="P31">Есть ли еще кристаллы</text:p>
          </table:table-cell>
          <table:table-cell table:style-name="Таблица4.H1" office:value-type="string">
            <text:p text:style-name="P56">Ссылка на изображение:</text:p>
          </table:table-cell>
        </table:table-row>
        <table:table-row>
          <table:table-cell table:style-name="Таблица4.A5" office:value-type="string">
            <text:p text:style-name="P37">1</text:p>
          </table:table-cell>
          <table:table-cell table:style-name="Таблица4.B2" office:value-type="string">
            <text:h text:style-name="P107" text:outline-level="2"><text:bookmark text:name="blob-path15"/><text:span text:style-name="Strong_20_Emphasis"><text:span text:style-name="T13">1партия_Рецепт8_Plan4_1проба</text:span></text:span></text:h>
            <text:p text:style-name="P1"><text:span text:style-name="Strong_20_Emphasis"><text:span text:style-name="T16"/></text:span></text:p>
            <text:p text:style-name="P40"/>
          </table:table-cell>
          <table:table-cell table:style-name="Таблица4.C2" office:value-type="string">
            <text:p text:style-name="P38">40</text:p>
          </table:table-cell>
          <table:table-cell table:style-name="Таблица4.D5" office:value-type="string">
            <text:p text:style-name="P38">низкое</text:p>
          </table:table-cell>
          <table:table-cell table:style-name="Таблица4.E2" office:value-type="string">
            <text:p text:style-name="P38">низкое</text:p>
          </table:table-cell>
          <table:table-cell table:style-name="Таблица4.F2" office:value-type="string">
            <text:p text:style-name="P38">Справа на образце</text:p>
          </table:table-cell>
          <table:table-cell table:style-name="Таблица4.G2" office:value-type="string">
            <text:p text:style-name="P38">Да</text:p>
          </table:table-cell>
          <table:table-cell table:style-name="Таблица4.H2" office:value-type="string">
            <text:p text:style-name="P38"><text:a xlink:type="simple" xlink:href="https://github.com/VLiamin/Image-processing/blob/main/Images/1%20партия/8/1партия_Рецепт8_Plan4_1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4.A5" office:value-type="string">
            <text:p text:style-name="P37">2</text:p>
          </table:table-cell>
          <table:table-cell table:style-name="Таблица4.B3" office:value-type="string">
            <text:h text:style-name="P109" text:outline-level="2"><text:bookmark text:name="blob-path16"/><text:span text:style-name="Strong_20_Emphasis"><text:span text:style-name="T13">1партия_Рецепт8_Plan10_1проба_верхний</text:span></text:span></text:h>
            <text:p text:style-name="P40"><text:span text:style-name="Strong_20_Emphasis"><text:span text:style-name="T13"/></text:span></text:p>
          </table:table-cell>
          <table:table-cell table:style-name="Таблица4.C3" office:value-type="string">
            <text:p text:style-name="P38">100</text:p>
          </table:table-cell>
          <table:table-cell table:style-name="Таблица4.D5" office:value-type="string">
            <text:p text:style-name="P38">среднее</text:p>
          </table:table-cell>
          <table:table-cell table:style-name="Таблица4.E3" office:value-type="string">
            <text:p text:style-name="P38">низкое</text:p>
          </table:table-cell>
          <table:table-cell table:style-name="Таблица4.F3" office:value-type="string">
            <text:p text:style-name="P38">Справа вверху на Plan 4 </text:p>
          </table:table-cell>
          <table:table-cell table:style-name="Таблица4.G3" office:value-type="string">
            <text:p text:style-name="P38">Да</text:p>
          </table:table-cell>
          <table:table-cell table:style-name="Таблица4.H3" office:value-type="string">
            <text:p text:style-name="P38"><text:a xlink:type="simple" xlink:href="https://github.com/VLiamin/Image-processing/blob/main/Images/1%20партия/8/1партия_Рецепт8_Plan10_1проба_верхний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4.A5" office:value-type="string">
            <text:p text:style-name="P37">3</text:p>
          </table:table-cell>
          <table:table-cell table:style-name="Таблица4.B4" office:value-type="string">
            <text:h text:style-name="P109" text:outline-level="2"><text:bookmark text:name="blob-path17"/><text:span text:style-name="Strong_20_Emphasis"><text:span text:style-name="T13">1партия_Рецепт8_Plan10_1проба_нижний</text:span></text:span></text:h>
            <text:p text:style-name="P40"/>
          </table:table-cell>
          <table:table-cell table:style-name="Таблица4.C4" office:value-type="string">
            <text:p text:style-name="P38">100</text:p>
          </table:table-cell>
          <table:table-cell table:style-name="Таблица4.D5" office:value-type="string">
            <text:p text:style-name="P38">среднее</text:p>
          </table:table-cell>
          <table:table-cell table:style-name="Таблица4.E4" office:value-type="string">
            <text:p text:style-name="P38">низкое</text:p>
          </table:table-cell>
          <table:table-cell table:style-name="Таблица4.F4" office:value-type="string">
            <text:p text:style-name="P38">Справа снизу на Plan 4 </text:p>
          </table:table-cell>
          <table:table-cell table:style-name="Таблица4.G4" office:value-type="string">
            <text:p text:style-name="P38">Да</text:p>
          </table:table-cell>
          <table:table-cell table:style-name="Таблица4.H4" office:value-type="string">
            <text:p text:style-name="P38"><text:a xlink:type="simple" xlink:href="https://github.com/VLiamin/Image-processing/blob/main/Images/1%20партия/8/1партия_Рецепт8_Plan10_1проба_нижний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4.A5" office:value-type="string">
            <text:p text:style-name="P37">4</text:p>
          </table:table-cell>
          <table:table-cell table:style-name="Таблица4.B5" office:value-type="string">
            <text:h text:style-name="P109" text:outline-level="2"><text:bookmark text:name="blob-path18"/><text:span text:style-name="Strong_20_Emphasis"><text:span text:style-name="T13">1партия_Рецепт8_Plan4_2проба</text:span></text:span></text:h>
            <text:p text:style-name="P40"/>
          </table:table-cell>
          <table:table-cell table:style-name="Таблица4.C5" office:value-type="string">
            <text:p text:style-name="P38">40</text:p>
          </table:table-cell>
          <table:table-cell table:style-name="Таблица4.D5" office:value-type="string">
            <text:p text:style-name="P38">низкое</text:p>
          </table:table-cell>
          <table:table-cell table:style-name="Таблица4.E5" office:value-type="string">
            <text:p text:style-name="P38">есть</text:p>
          </table:table-cell>
          <table:table-cell table:style-name="Таблица4.F5" office:value-type="string">
            <text:p text:style-name="P38">В центре(справа на изображении)</text:p>
          </table:table-cell>
          <table:table-cell table:style-name="Таблица4.G5" office:value-type="string">
            <text:p text:style-name="P38">Да</text:p>
          </table:table-cell>
          <table:table-cell table:style-name="Таблица4.H5" office:value-type="string">
            <text:p text:style-name="P38"><text:a xlink:type="simple" xlink:href="https://github.com/VLiamin/Image-processing/blob/main/Images/1%20партия/8/1партия_Рецепт8_Plan4_2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4.A6" office:value-type="string">
            <text:p text:style-name="P37">5</text:p>
          </table:table-cell>
          <table:table-cell table:style-name="Таблица4.B6" office:value-type="string">
            <text:h text:style-name="P109" text:outline-level="2"><text:bookmark text:name="blob-path19"/><text:span text:style-name="Strong_20_Emphasis"><text:span text:style-name="T13">1партия_Р</text:span></text:span><text:soft-page-break/><text:span text:style-name="Strong_20_Emphasis"><text:span text:style-name="T13">ецепт8_Plan10_2проба.j</text:span></text:span></text:h>
            <text:p text:style-name="P40"/>
          </table:table-cell>
          <table:table-cell table:style-name="Таблица4.C6" office:value-type="string">
            <text:p text:style-name="P42">100</text:p>
          </table:table-cell>
          <table:table-cell table:style-name="Таблица4.D6" office:value-type="string">
            <text:p text:style-name="P39">среднее</text:p>
          </table:table-cell>
          <table:table-cell table:style-name="Таблица4.E6" office:value-type="string">
            <text:p text:style-name="P39">есть</text:p>
          </table:table-cell>
          <table:table-cell table:style-name="Таблица4.F6" office:value-type="string">
            <text:p text:style-name="P42">В центре образца</text:p>
          </table:table-cell>
          <table:table-cell table:style-name="Таблица4.G6" office:value-type="string">
            <text:p text:style-name="P42">Да</text:p>
          </table:table-cell>
          <table:table-cell table:style-name="Таблица4.H6" office:value-type="string">
            <text:p text:style-name="P42"><text:a xlink:type="simple" xlink:href="https://github.com/VLiamin/Image-processing/blob/main/Images/1%20партия/8/1партия_Рецепт8_Plan10_2проба.jpg" text:style-name="Internet_20_link" text:visited-style-name="Visited_20_Internet_20_Link"><text:span text:style-name="T27">image</text:span></text:a></text:p>
          </table:table-cell>
        </table:table-row>
      </table:table>
      <text:p text:style-name="P82"/>
      <text:h text:style-name="P101" text:outline-level="1"><text:span text:style-name="T46">Рецепт №</text:span><text:span text:style-name="T47">9</text:span></text:h>
      <text:p text:style-name="P87"><text:span text:style-name="T42">С</text:span><text:span text:style-name="T43">остав: Витамин </text:span><text:span text:style-name="T45">E(</text:span><text:span text:style-name="T43">токоферол</text:span><text:span text:style-name="T45">) </text:span><text:span text:style-name="T43">4-7 мг, </text:span><text:span text:style-name="T44">Экстракт Тахибо маслянный</text:span><text:span text:style-name="T45">, </text:span><text:span text:style-name="T43">растительное масло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 table:number-columns-repeated="2"/>
        <table:table-column table:style-name="Таблица3.G"/>
        <table:table-column table:style-name="Таблица3.B"/>
        <table:table-row>
          <table:table-cell table:style-name="Таблица3.A1" office:value-type="string">
            <text:p text:style-name="P22"/>
          </table:table-cell>
          <table:table-cell table:style-name="Таблица3.B1" office:value-type="string">
            <text:p text:style-name="P57">Название</text:p>
          </table:table-cell>
          <table:table-cell table:style-name="Таблица3.C1" office:value-type="string">
            <text:p text:style-name="P57">Кратность</text:p>
          </table:table-cell>
          <table:table-cell table:style-name="Таблица3.D1" office:value-type="string">
            <text:p text:style-name="P57">Излучение света</text:p>
          </table:table-cell>
          <table:table-cell table:style-name="Таблица3.E1" office:value-type="string">
            <text:p text:style-name="P57">Отличие от контрольного кристалла</text:p>
          </table:table-cell>
          <table:table-cell table:style-name="Таблица3.F1" office:value-type="string">
            <text:p text:style-name="P57">Где находится</text:p>
          </table:table-cell>
          <table:table-cell table:style-name="Таблица3.G1" office:value-type="string">
            <text:p text:style-name="P57">Есть ли еще кристаллы</text:p>
          </table:table-cell>
          <table:table-cell table:style-name="Таблица3.H1" office:value-type="string">
            <text:p text:style-name="P56">Ссылка на изображение:</text:p>
          </table:table-cell>
        </table:table-row>
        <table:table-row>
          <table:table-cell table:style-name="Таблица3.A6" office:value-type="string">
            <text:p text:style-name="P21">1</text:p>
          </table:table-cell>
          <table:table-cell table:style-name="Таблица3.B2" office:value-type="string">
            <text:h text:style-name="P107" text:outline-level="2"><text:bookmark text:name="blob-path20"/><text:span text:style-name="Strong_20_Emphasis"><text:span text:style-name="T13">1партия_Рецепт9_Plan4_1проба</text:span></text:span></text:h>
            <text:p text:style-name="P1"/>
          </table:table-cell>
          <table:table-cell table:style-name="Таблица3.C2" office:value-type="string">
            <text:p text:style-name="P23">40</text:p>
          </table:table-cell>
          <table:table-cell table:style-name="Таблица3.D6" office:value-type="string">
            <text:p text:style-name="P23">Низкое</text:p>
          </table:table-cell>
          <table:table-cell table:style-name="Таблица3.E2" office:value-type="string">
            <text:p text:style-name="P23">Слабое</text:p>
          </table:table-cell>
          <table:table-cell table:style-name="Таблица3.F2" office:value-type="string">
            <text:p text:style-name="P23">Сверху на образце</text:p>
          </table:table-cell>
          <table:table-cell table:style-name="Таблица3.G2" office:value-type="string">
            <text:p text:style-name="P23">Да</text:p>
          </table:table-cell>
          <table:table-cell table:style-name="Таблица3.H2" office:value-type="string">
            <text:p text:style-name="P23"><text:a xlink:type="simple" xlink:href="https://github.com/VLiamin/Image-processing/blob/main/Images/1%20партия/9/1партия_Рецепт9_Plan4_1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3.A6" office:value-type="string">
            <text:p text:style-name="P21">2</text:p>
          </table:table-cell>
          <table:table-cell table:style-name="Таблица3.B3" office:value-type="string">
            <text:h text:style-name="P107" text:outline-level="2"><text:bookmark text:name="blob-path21"/><text:span text:style-name="Strong_20_Emphasis"><text:span text:style-name="T13">1партия_Рецепт9_Plan10_1проба</text:span></text:span></text:h>
            <text:p text:style-name="P1"/>
          </table:table-cell>
          <table:table-cell table:style-name="Таблица3.C3" office:value-type="string">
            <text:p text:style-name="P9">100</text:p>
          </table:table-cell>
          <table:table-cell table:style-name="Таблица3.D6" office:value-type="string">
            <text:p text:style-name="P23">Среднее</text:p>
          </table:table-cell>
          <table:table-cell table:style-name="Таблица3.E3" office:value-type="string">
            <text:p text:style-name="P23">Слабое</text:p>
          </table:table-cell>
          <table:table-cell table:style-name="Таблица3.F3" office:value-type="string">
            <text:p text:style-name="P23">Сверху на образце</text:p>
          </table:table-cell>
          <table:table-cell table:style-name="Таблица3.G3" office:value-type="string">
            <text:p text:style-name="P26">Да</text:p>
          </table:table-cell>
          <table:table-cell table:style-name="Таблица3.H3" office:value-type="string">
            <text:p text:style-name="P26"><text:a xlink:type="simple" xlink:href="https://github.com/VLiamin/Image-processing/blob/main/Images/1%20партия/9/1партия_Рецепт9_Plan10_1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3.A6" office:value-type="string">
            <text:p text:style-name="P21">3</text:p>
          </table:table-cell>
          <table:table-cell table:style-name="Таблица3.B4" office:value-type="string">
            <text:h text:style-name="P107" text:outline-level="2"><text:bookmark text:name="blob-path22"/><text:span text:style-name="Strong_20_Emphasis"><text:span text:style-name="T13">1партия_Рецепт9_Plan4_2проба</text:span></text:span></text:h>
            <text:p text:style-name="P1"/>
          </table:table-cell>
          <table:table-cell table:style-name="Таблица3.C4" office:value-type="string">
            <text:p text:style-name="P23">40</text:p>
          </table:table-cell>
          <table:table-cell table:style-name="Таблица3.D6" office:value-type="string">
            <text:p text:style-name="P23">Низкое</text:p>
          </table:table-cell>
          <table:table-cell table:style-name="Таблица3.E4" office:value-type="string">
            <text:p text:style-name="P26">Есть</text:p>
          </table:table-cell>
          <table:table-cell table:style-name="Таблица3.F4" office:value-type="string">
            <text:p text:style-name="P23">Справа на образце</text:p>
          </table:table-cell>
          <table:table-cell table:style-name="Таблица3.G4" office:value-type="string">
            <text:p text:style-name="P26">Да</text:p>
          </table:table-cell>
          <table:table-cell table:style-name="Таблица3.H4" office:value-type="string">
            <text:p text:style-name="P26"><text:a xlink:type="simple" xlink:href="https://github.com/VLiamin/Image-processing/blob/main/Images/1%20партия/9/1партия_Рецепт9_Plan4_2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3.A6" office:value-type="string">
            <text:p text:style-name="P21">4</text:p>
          </table:table-cell>
          <table:table-cell table:style-name="Таблица3.B5" office:value-type="string">
            <text:h text:style-name="P107" text:outline-level="2"><text:bookmark text:name="blob-path23"/><text:span text:style-name="Strong_20_Emphasis"><text:span text:style-name="T13">1партия_Рецепт9_Plan10_2проба</text:span></text:span></text:h>
            <text:p text:style-name="P1"/>
          </table:table-cell>
          <table:table-cell table:style-name="Таблица3.C5" office:value-type="string">
            <text:p text:style-name="P26">100</text:p>
          </table:table-cell>
          <table:table-cell table:style-name="Таблица3.D6" office:value-type="string">
            <text:p text:style-name="P26">Среднее</text:p>
          </table:table-cell>
          <table:table-cell table:style-name="Таблица3.E5" office:value-type="string">
            <text:p text:style-name="P26">Есть</text:p>
          </table:table-cell>
          <table:table-cell table:style-name="Таблица3.F5" office:value-type="string">
            <text:p text:style-name="P24">Справа на образце</text:p>
          </table:table-cell>
          <table:table-cell table:style-name="Таблица3.G5" office:value-type="string">
            <text:p text:style-name="P26">Да</text:p>
          </table:table-cell>
          <table:table-cell table:style-name="Таблица3.H5" office:value-type="string">
            <text:p text:style-name="P26"><text:a xlink:type="simple" xlink:href="https://github.com/VLiamin/Image-processing/blob/main/Images/1%20партия/9/1партия_Рецепт9_Plan10_2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3.A6" office:value-type="string">
            <text:p text:style-name="P28">5</text:p>
          </table:table-cell>
          <table:table-cell table:style-name="Таблица3.B6" office:value-type="string">
            <text:h text:style-name="P107" text:outline-level="2"><text:bookmark text:name="blob-path24"/><text:span text:style-name="Strong_20_Emphasis"><text:span text:style-name="T13">1партия_Рецепт9_Pl</text:span></text:span><text:soft-page-break/><text:span text:style-name="Strong_20_Emphasis"><text:span text:style-name="T13">an4_3проба</text:span></text:span></text:h>
            <text:p text:style-name="P1"/>
          </table:table-cell>
          <table:table-cell table:style-name="Таблица3.C6" office:value-type="string">
            <text:p text:style-name="P29">40</text:p>
          </table:table-cell>
          <table:table-cell table:style-name="Таблица3.D6" office:value-type="string">
            <text:p text:style-name="P25">Низкое</text:p>
          </table:table-cell>
          <table:table-cell table:style-name="Таблица3.E6" office:value-type="string">
            <text:p text:style-name="P27">Есть</text:p>
          </table:table-cell>
          <table:table-cell table:style-name="Таблица3.F6" office:value-type="string">
            <text:p text:style-name="P2"><text:span text:style-name="T56">Слева</text:span><text:span text:style-name="T55"> на образце</text:span></text:p>
          </table:table-cell>
          <table:table-cell table:style-name="Таблица3.G6" office:value-type="string">
            <text:p text:style-name="P29">Да</text:p>
          </table:table-cell>
          <table:table-cell table:style-name="Таблица3.H6" office:value-type="string">
            <text:p text:style-name="P29"><text:a xlink:type="simple" xlink:href="https://github.com/VLiamin/Image-processing/blob/main/Images/1%20партия/9/1партия_Рецепт9_Plan4_3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3.A7" office:value-type="string">
            <text:p text:style-name="P28">6</text:p>
          </table:table-cell>
          <table:table-cell table:style-name="Таблица3.B7" office:value-type="string">
            <text:h text:style-name="P107" text:outline-level="2"><text:bookmark text:name="blob-path25"/><text:span text:style-name="Strong_20_Emphasis"><text:span text:style-name="T13">1партия_Рецепт9_Plan10_3проба</text:span></text:span></text:h>
            <text:p text:style-name="P1"/>
          </table:table-cell>
          <table:table-cell table:style-name="Таблица3.C7" office:value-type="string">
            <text:p text:style-name="P29">100</text:p>
          </table:table-cell>
          <table:table-cell table:style-name="Таблица3.D7" office:value-type="string">
            <text:p text:style-name="P27">Среднее</text:p>
          </table:table-cell>
          <table:table-cell table:style-name="Таблица3.E7" office:value-type="string">
            <text:p text:style-name="P27">Есть</text:p>
          </table:table-cell>
          <table:table-cell table:style-name="Таблица3.F7" office:value-type="string">
            <text:p text:style-name="P25"><text:span text:style-name="T56">Слева</text:span> на образце</text:p>
          </table:table-cell>
          <table:table-cell table:style-name="Таблица3.G7" office:value-type="string">
            <text:p text:style-name="P29">Да</text:p>
          </table:table-cell>
          <table:table-cell table:style-name="Таблица3.H7" office:value-type="string">
            <text:p text:style-name="P29"><text:a xlink:type="simple" xlink:href="https://github.com/VLiamin/Image-processing/blob/main/Images/1%20партия/9/1партия_Рецепт9_Plan10_3проба.jpg" text:style-name="Internet_20_link" text:visited-style-name="Visited_20_Internet_20_Link"><text:span text:style-name="T29">image</text:span></text:a></text:p>
          </table:table-cell>
        </table:table-row>
      </table:table>
      <text:p text:style-name="P77"/>
      <text:h text:style-name="P105" text:outline-level="1">Рецепт №16</text:h>
      <text:p text:style-name="P75"><text:span text:style-name="T49">С</text:span><text:span text:style-name="T48">остав: Витамин </text:span><text:span text:style-name="T50">E(</text:span><text:span text:style-name="T51">токоферол</text:span><text:span text:style-name="T50">) </text:span><text:span text:style-name="T51">4-7 мг, Ацидум валерианикум 30</text:span><text:span text:style-name="T50">CH, </text:span><text:span text:style-name="T51"><text:s text:c="2"/>Ацидум фосфорикум 1000</text:span><text:span text:style-name="T50">CH, </text:span><text:span text:style-name="T51">Гиперикум 30</text:span><text:span text:style-name="T50">CH, </text:span><text:span text:style-name="T51">Пеганум 6</text:span><text:span text:style-name="T50">CH, </text:span><text:span text:style-name="T51">Сабаль серрулятум 6</text:span><text:span text:style-name="T50">CH, <text:s/></text:span><text:span text:style-name="T51">Элатериум 30</text:span><text:span text:style-name="T50">CH, </text:span><text:span text:style-name="T51">растительное масло.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58">Название</text:p>
          </table:table-cell>
          <table:table-cell table:style-name="Таблица1.C1" office:value-type="string">
            <text:p text:style-name="P58">Кратность</text:p>
          </table:table-cell>
          <table:table-cell table:style-name="Таблица1.D1" office:value-type="string">
            <text:p text:style-name="P58">Излучение света</text:p>
          </table:table-cell>
          <table:table-cell table:style-name="Таблица1.E1" office:value-type="string">
            <text:p text:style-name="P58">Отличие от контрольного кристалла</text:p>
          </table:table-cell>
          <table:table-cell table:style-name="Таблица1.F1" office:value-type="string">
            <text:p text:style-name="P58">Где находится</text:p>
          </table:table-cell>
          <table:table-cell table:style-name="Таблица1.G1" office:value-type="string">
            <text:p text:style-name="P58">Есть ли еще кристаллы</text:p>
          </table:table-cell>
          <table:table-cell table:style-name="Таблица1.H1" office:value-type="string">
            <text:p text:style-name="P59">Ссылка на изображение:</text:p>
          </table:table-cell>
        </table:table-row>
        <table:table-row>
          <table:table-cell table:style-name="Таблица1.A4" office:value-type="string">
            <text:p text:style-name="P6">1</text:p>
          </table:table-cell>
          <table:table-cell table:style-name="Таблица1.B2" office:value-type="string">
            <text:h text:style-name="P111" text:outline-level="2"><text:span text:style-name="Strong_20_Emphasis"><text:span text:style-name="T14">1партия_Рецепт16_Plan4_1проба</text:span></text:span></text:h>
          </table:table-cell>
          <table:table-cell table:style-name="Таблица1.C2" office:value-type="string">
            <text:p text:style-name="P7">40</text:p>
          </table:table-cell>
          <table:table-cell table:style-name="Таблица1.D2" office:value-type="string">
            <text:p text:style-name="P13">Низкое</text:p>
          </table:table-cell>
          <table:table-cell table:style-name="Таблица1.E2" office:value-type="string">
            <text:p text:style-name="P6">Есть</text:p>
          </table:table-cell>
          <table:table-cell table:style-name="Таблица1.F2" office:value-type="string">
            <text:p text:style-name="P6">Справа на образце</text:p>
          </table:table-cell>
          <table:table-cell table:style-name="Таблица1.G2" office:value-type="string">
            <text:p text:style-name="P6">Да, но отдалены</text:p>
          </table:table-cell>
          <table:table-cell table:style-name="Таблица1.H2" office:value-type="string">
            <text:h text:style-name="P113" text:outline-level="2"><text:a xlink:type="simple" xlink:href="https://github.com/VLiamin/Image-processing/blob/main/Images/1%20партия/16/1партия_Рецепт16_Plan4_1проба.jpg" text:style-name="Internet_20_link" text:visited-style-name="Visited_20_Internet_20_Link"><text:span text:style-name="Strong_20_Emphasis"><text:span text:style-name="T22">image</text:span></text:span></text:a></text:h>
            <text:p text:style-name="P6"><text:s/></text:p>
          </table:table-cell>
        </table:table-row>
        <table:table-row>
          <table:table-cell table:style-name="Таблица1.A4" office:value-type="string">
            <text:p text:style-name="P6">2</text:p>
          </table:table-cell>
          <table:table-cell table:style-name="Таблица1.B3" office:value-type="string">
            <text:h text:style-name="P108" text:outline-level="2"><text:bookmark text:name="blob-path27"/><text:span text:style-name="Strong_20_Emphasis"><text:span text:style-name="T13">1партия_Рецепт16_Plan10_1проба</text:span></text:span></text:h>
            <text:p text:style-name="P13"/>
          </table:table-cell>
          <table:table-cell table:style-name="Таблица1.C3" office:value-type="string">
            <text:p text:style-name="P7">100</text:p>
          </table:table-cell>
          <table:table-cell table:style-name="Таблица1.D3" office:value-type="string">
            <text:p text:style-name="P13">Среднее</text:p>
          </table:table-cell>
          <table:table-cell table:style-name="Таблица1.E3" office:value-type="string">
            <text:p text:style-name="P13">Есть</text:p>
          </table:table-cell>
          <table:table-cell table:style-name="Таблица1.F3" office:value-type="string">
            <text:p text:style-name="P6">Справа на образце</text:p>
          </table:table-cell>
          <table:table-cell table:style-name="Таблица1.G3" office:value-type="string">
            <text:p text:style-name="P6">Да, но отдалены</text:p>
          </table:table-cell>
          <table:table-cell table:style-name="Таблица1.H3" office:value-type="string">
            <text:p text:style-name="P6"><text:a xlink:type="simple" xlink:href="https://github.com/VLiamin/Image-processing/blob/main/Images/1%20партия/16/1партия_Рецепт16_Plan10_1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1.A4" office:value-type="string">
            <text:p text:style-name="P6">3</text:p>
          </table:table-cell>
          <table:table-cell table:style-name="Таблица1.B4" office:value-type="string">
            <text:h text:style-name="P108" text:outline-level="2"><text:bookmark text:name="blob-path28"/><text:span text:style-name="Strong_20_Emphasis"><text:span text:style-name="T13">1партия_Рецепт16_Plan4_2проба</text:span></text:span></text:h>
            <text:p text:style-name="P7"/>
          </table:table-cell>
          <table:table-cell table:style-name="Таблица1.C4" office:value-type="string">
            <text:p text:style-name="P6">40</text:p>
          </table:table-cell>
          <table:table-cell table:style-name="Таблица1.D4" office:value-type="string">
            <text:p text:style-name="P6">Низкое</text:p>
          </table:table-cell>
          <table:table-cell table:style-name="Таблица1.E4" office:value-type="string">
            <text:p text:style-name="P6">Есть</text:p>
          </table:table-cell>
          <table:table-cell table:style-name="Таблица1.F4" office:value-type="string">
            <text:p text:style-name="P6">Слева на образце</text:p>
          </table:table-cell>
          <table:table-cell table:style-name="Таблица1.G4" office:value-type="string">
            <text:p text:style-name="P6">Да, поблизости</text:p>
          </table:table-cell>
          <table:table-cell table:style-name="Таблица1.H4" office:value-type="string">
            <text:p text:style-name="P6"><text:a xlink:type="simple" xlink:href="https://github.com/VLiamin/Image-processing/blob/main/Images/1%20партия/16/1партия_Рецепт16_Plan4_2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1.A5" office:value-type="string">
            <text:p text:style-name="P6">4</text:p>
          </table:table-cell>
          <table:table-cell table:style-name="Таблица1.B5" office:value-type="string">
            <text:h text:style-name="P108" text:outline-level="2"><text:bookmark text:name="blob-path29"/><text:span text:style-name="Strong_20_Emphasis"><text:span text:style-name="T13">1партия_Рецепт16_Plan10_2пр</text:span></text:span><text:soft-page-break/><text:span text:style-name="Strong_20_Emphasis"><text:span text:style-name="T13">оба</text:span></text:span></text:h>
            <text:p text:style-name="P7"/>
          </table:table-cell>
          <table:table-cell table:style-name="Таблица1.C5" office:value-type="string">
            <text:p text:style-name="P6">100</text:p>
          </table:table-cell>
          <table:table-cell table:style-name="Таблица1.D5" office:value-type="string">
            <text:p text:style-name="P6">Среднее</text:p>
          </table:table-cell>
          <table:table-cell table:style-name="Таблица1.E5" office:value-type="string">
            <text:p text:style-name="P6">Есть</text:p>
          </table:table-cell>
          <table:table-cell table:style-name="Таблица1.F5" office:value-type="string">
            <text:p text:style-name="P6">Слева на образце</text:p>
          </table:table-cell>
          <table:table-cell table:style-name="Таблица1.G5" office:value-type="string">
            <text:p text:style-name="P6">Да, поблизости</text:p>
          </table:table-cell>
          <table:table-cell table:style-name="Таблица1.H5" office:value-type="string">
            <text:p text:style-name="P6"><text:a xlink:type="simple" xlink:href="https://github.com/VLiamin/Image-processing/blob/main/Images/1%20партия/16/1партия_Рецепт16_Plan10_2проба.jpg" text:style-name="Internet_20_link" text:visited-style-name="Visited_20_Internet_20_Link"><text:span text:style-name="T29">image</text:span></text:a></text:p>
          </table:table-cell>
        </table:table-row>
      </table:table>
      <text:p text:style-name="P74"/>
      <text:h text:style-name="P106" text:outline-level="1"><text:span text:style-name="T33">Рецепт №1</text:span><text:span text:style-name="T34">8</text:span><text:span text:style-name="T35">(тритон)</text:span></text:h>
      <text:p text:style-name="P76"><text:span text:style-name="T53">С</text:span><text:span text:style-name="T52">остав: </text:span><text:span text:style-name="T48">Витамин </text:span><text:span text:style-name="T50">E(</text:span><text:span text:style-name="T51">токоферол</text:span><text:span text:style-name="T50">) </text:span><text:span text:style-name="T51">4-7 мг,</text:span><text:span text:style-name="T50"> </text:span><text:span text:style-name="T51">Тритон 6</text:span><text:span text:style-name="T50">CH, </text:span><text:span text:style-name="T51">растительное масло.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B" table:number-columns-repeated="2"/>
        <table:table-column table:style-name="Таблица2.G"/>
        <table:table-column table:style-name="Таблица2.B"/>
        <table:table-row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60">Название</text:p>
          </table:table-cell>
          <table:table-cell table:style-name="Таблица2.C1" office:value-type="string">
            <text:p text:style-name="P60">Кратность</text:p>
          </table:table-cell>
          <table:table-cell table:style-name="Таблица2.D1" office:value-type="string">
            <text:p text:style-name="P60">Излучение света</text:p>
          </table:table-cell>
          <table:table-cell table:style-name="Таблица2.E1" office:value-type="string">
            <text:p text:style-name="P60">Отличие от контрольного</text:p>
          </table:table-cell>
          <table:table-cell table:style-name="Таблица2.F1" office:value-type="string">
            <text:p text:style-name="P60">Где находится</text:p>
          </table:table-cell>
          <table:table-cell table:style-name="Таблица2.G1" office:value-type="string">
            <text:p text:style-name="P60">Есть ли еще кристаллы</text:p>
          </table:table-cell>
          <table:table-cell table:style-name="Таблица2.H1" office:value-type="string">
            <text:p text:style-name="P59">Ссылка на изображение:</text:p>
          </table:table-cell>
        </table:table-row>
        <table:table-row>
          <table:table-cell table:style-name="Таблица2.A2" office:value-type="string">
            <text:p text:style-name="P18">1</text:p>
          </table:table-cell>
          <table:table-cell table:style-name="Таблица2.B2" office:value-type="string">
            <text:h text:style-name="P112" text:outline-level="2"><text:bookmark text:name="blob-path30"/><text:span text:style-name="Strong_20_Emphasis"><text:span text:style-name="T14">1партия_Рецепт18_Plan4_1проба</text:span></text:span></text:h>
            <text:p text:style-name="P8"><text:span text:style-name="Strong_20_Emphasis"><text:span text:style-name="T13"/></text:span></text:p>
          </table:table-cell>
          <table:table-cell table:style-name="Таблица2.C2" office:value-type="string">
            <text:p text:style-name="P8">40</text:p>
          </table:table-cell>
          <table:table-cell table:style-name="Таблица2.D2" office:value-type="string">
            <text:p text:style-name="P14">Низкое</text:p>
          </table:table-cell>
          <table:table-cell table:style-name="Таблица2.E2" office:value-type="string">
            <text:p text:style-name="P19">Есть</text:p>
          </table:table-cell>
          <table:table-cell table:style-name="Таблица2.F2" office:value-type="string">
            <text:p text:style-name="P19">Справа сверху в растворе</text:p>
          </table:table-cell>
          <table:table-cell table:style-name="Таблица2.G2" office:value-type="string">
            <text:p text:style-name="P19">Да, несколько</text:p>
          </table:table-cell>
          <table:table-cell table:style-name="Таблица2.H2" office:value-type="string">
            <text:p text:style-name="P19"><text:a xlink:type="simple" xlink:href="https://github.com/VLiamin/Image-processing/blob/main/Images/1%20партия/18(тритон)/1партия_Рецепт18_Plan4_1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2.A5" office:value-type="string">
            <text:p text:style-name="P18">2</text:p>
          </table:table-cell>
          <table:table-cell table:style-name="Таблица2.B3" office:value-type="string">
            <text:h text:style-name="P112" text:outline-level="2"><text:bookmark text:name="blob-path31"/><text:span text:style-name="Strong_20_Emphasis"><text:span text:style-name="T14">1партия_Рецепт18_Plan10_1проба</text:span></text:span></text:h>
            <text:p text:style-name="P8"/>
          </table:table-cell>
          <table:table-cell table:style-name="Таблица2.C3" office:value-type="string">
            <text:p text:style-name="P8">100</text:p>
          </table:table-cell>
          <table:table-cell table:style-name="Таблица2.D5" office:value-type="string">
            <text:p text:style-name="P19">Среднее</text:p>
          </table:table-cell>
          <table:table-cell table:style-name="Таблица2.E3" office:value-type="string">
            <text:p text:style-name="P19">Есть</text:p>
          </table:table-cell>
          <table:table-cell table:style-name="Таблица2.F3" office:value-type="string">
            <text:p text:style-name="P19">Справа сверху в растворе</text:p>
          </table:table-cell>
          <table:table-cell table:style-name="Таблица2.G3" office:value-type="string">
            <text:p text:style-name="P19">Да, несколько</text:p>
          </table:table-cell>
          <table:table-cell table:style-name="Таблица2.H3" office:value-type="string">
            <text:p text:style-name="P19"><text:a xlink:type="simple" xlink:href="https://github.com/VLiamin/Image-processing/blob/main/Images/1%20партия/18(тритон)/1партия_Рецепт18_Plan10_1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2.A5" office:value-type="string">
            <text:p text:style-name="P20">3</text:p>
          </table:table-cell>
          <table:table-cell table:style-name="Таблица2.B4" office:value-type="string">
            <text:h text:style-name="P112" text:outline-level="2"><text:bookmark text:name="blob-path32"/><text:span text:style-name="Strong_20_Emphasis"><text:span text:style-name="T14">1партия_Рецепт18_Plan4_2проба</text:span></text:span></text:h>
            <text:p text:style-name="P8"/>
          </table:table-cell>
          <table:table-cell table:style-name="Таблица2.C4" office:value-type="string">
            <text:p text:style-name="P15">40</text:p>
          </table:table-cell>
          <table:table-cell table:style-name="Таблица2.D5" office:value-type="string">
            <text:p text:style-name="P20">Низкое</text:p>
          </table:table-cell>
          <table:table-cell table:style-name="Таблица2.E4" office:value-type="string">
            <text:p text:style-name="P20">Есть, существенное</text:p>
          </table:table-cell>
          <table:table-cell table:style-name="Таблица2.F4" office:value-type="string">
            <text:p text:style-name="P20">Левый нижний край</text:p>
          </table:table-cell>
          <table:table-cell table:style-name="Таблица2.G4" office:value-type="string">
            <text:p text:style-name="P20">Да, есть поблизости</text:p>
          </table:table-cell>
          <table:table-cell table:style-name="Таблица2.H4" office:value-type="string">
            <text:p text:style-name="P20"><text:a xlink:type="simple" xlink:href="https://github.com/VLiamin/Image-processing/blob/main/Images/1%20партия/18(тритон)/1партия_Рецепт18_Plan4_2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2.A5" office:value-type="string">
            <text:p text:style-name="P20">4</text:p>
          </table:table-cell>
          <table:table-cell table:style-name="Таблица2.B5" office:value-type="string">
            <text:h text:style-name="P112" text:outline-level="2"><text:bookmark text:name="blob-path34"/><text:span text:style-name="Strong_20_Emphasis"><text:span text:style-name="T14">1партия_Рецепт18_Plan10_2проба</text:span></text:span></text:h>
            <text:p text:style-name="P8"/>
          </table:table-cell>
          <table:table-cell table:style-name="Таблица2.C5" office:value-type="string">
            <text:p text:style-name="P15">100</text:p>
          </table:table-cell>
          <table:table-cell table:style-name="Таблица2.D5" office:value-type="string">
            <text:p text:style-name="P20">Среднее</text:p>
          </table:table-cell>
          <table:table-cell table:style-name="Таблица2.E5" office:value-type="string">
            <text:p text:style-name="P20">Есть, существенное</text:p>
          </table:table-cell>
          <table:table-cell table:style-name="Таблица2.F5" office:value-type="string">
            <text:p text:style-name="P20">Левый нижний край</text:p>
          </table:table-cell>
          <table:table-cell table:style-name="Таблица2.G5" office:value-type="string">
            <text:p text:style-name="P20">Да, есть поблизости</text:p>
          </table:table-cell>
          <table:table-cell table:style-name="Таблица2.H5" office:value-type="string">
            <text:h text:style-name="P114" text:outline-level="2"><text:a xlink:type="simple" xlink:href="https://github.com/VLiamin/Image-processing/blob/main/Images/1%20партия/18(тритон)/1партия_Рецепт18_Plan10_2проба.jpg" text:style-name="Internet_20_link" text:visited-style-name="Visited_20_Internet_20_Link"><text:span text:style-name="Strong_20_Emphasis"><text:span text:style-name="T21">image</text:span></text:span></text:a></text:h>
            <text:p text:style-name="P20"><text:s/></text:p>
          </table:table-cell>
        </table:table-row>
        <table:table-row>
          <table:table-cell table:style-name="Таблица2.A6" office:value-type="string">
            <text:p text:style-name="P20">5</text:p>
          </table:table-cell>
          <table:table-cell table:style-name="Таблица2.B6" office:value-type="string">
            <text:h text:style-name="P112" text:outline-level="2"><text:bookmark text:name="blob-path35"/><text:span text:style-name="Strong_20_Emphasis"><text:span text:style-name="T14">1партия_Рецепт18_Plan10_3проба</text:span></text:span></text:h>
            <text:p text:style-name="P8"/>
          </table:table-cell>
          <table:table-cell table:style-name="Таблица2.C6" office:value-type="string">
            <text:p text:style-name="P15">100</text:p>
          </table:table-cell>
          <table:table-cell table:style-name="Таблица2.D6" office:value-type="string">
            <text:p text:style-name="P20">Среднее</text:p>
          </table:table-cell>
          <table:table-cell table:style-name="Таблица2.E6" office:value-type="string">
            <text:p text:style-name="P20">Есть</text:p>
          </table:table-cell>
          <table:table-cell table:style-name="Таблица2.F6" office:value-type="string">
            <text:p text:style-name="P20">Справа, не в растворе</text:p>
          </table:table-cell>
          <table:table-cell table:style-name="Таблица2.G6" office:value-type="string">
            <text:p text:style-name="P20">Да</text:p>
          </table:table-cell>
          <table:table-cell table:style-name="Таблица2.H6" office:value-type="string">
            <text:p text:style-name="P20"><text:a xlink:type="simple" xlink:href="https://github.com/VLiamin/Image-processing/blob/main/Images/1%20партия/18(тритон)/1партия_Рецепт18_Plan10_3проба.jpg" text:style-name="Internet_20_link" text:visited-style-name="Visited_20_Internet_20_Link"><text:span text:style-name="T30">image</text:span></text:a></text:p>
          </table:table-cell>
        </table:table-row>
      </table:table>
      <text:p text:style-name="P71"/>
      <text:h text:style-name="P115" text:outline-level="2"><text:soft-page-break/>Фрактальный анализ изображений</text:h>
      <text:p text:style-name="P123">Данный анализ был получен по мере Минковского. Все изображения были взяты с кратностью 40. Дельта во всех измерениях равняется одному. Размер окрестности был взят: 5, 10, 15, 20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row table:style-name="Таблица10.1">
          <table:table-cell table:style-name="Таблица10.A1" office:value-type="string">
            <text:p text:style-name="P118">название/<text:span text:style-name="T23">n</text:span></text:p>
          </table:table-cell>
          <table:table-cell table:style-name="Таблица10.B1" office:value-type="string">
            <text:p text:style-name="P118">5</text:p>
          </table:table-cell>
          <table:table-cell table:style-name="Таблица10.C1" office:value-type="string">
            <text:p text:style-name="P118">10</text:p>
          </table:table-cell>
          <table:table-cell table:style-name="Таблица10.D1" office:value-type="string">
            <text:p text:style-name="P118">15</text:p>
          </table:table-cell>
          <table:table-cell table:style-name="Таблица10.E1" office:value-type="string">
            <text:p text:style-name="P118">20</text:p>
          </table:table-cell>
        </table:table-row>
        <table:table-row>
          <table:table-cell table:style-name="Таблица10.A2" office:value-type="string">
            <text:p text:style-name="Table_20_Contents">1партия_Рецепт2_Plan4_1проба</text:p>
          </table:table-cell>
          <table:table-cell table:style-name="Таблица10.B2" office:value-type="string">
            <text:p text:style-name="P118">150</text:p>
          </table:table-cell>
          <table:table-cell table:style-name="Таблица10.B2" office:value-type="string">
            <text:p text:style-name="P118">770</text:p>
          </table:table-cell>
          <table:table-cell table:style-name="Таблица10.B2" office:value-type="string">
            <text:p text:style-name="P118">1881</text:p>
          </table:table-cell>
          <table:table-cell table:style-name="Таблица10.E2" office:value-type="string">
            <text:p text:style-name="P118">3443</text:p>
          </table:table-cell>
        </table:table-row>
        <table:table-row>
          <table:table-cell table:style-name="Таблица10.A2" office:value-type="string">
            <text:p text:style-name="Table_20_Contents">1партия_Рецепт2_Plan4_2проба</text:p>
          </table:table-cell>
          <table:table-cell table:style-name="Таблица10.B3" office:value-type="string">
            <text:p text:style-name="P118">121</text:p>
          </table:table-cell>
          <table:table-cell table:style-name="Таблица10.B3" office:value-type="string">
            <text:p text:style-name="P118">625</text:p>
          </table:table-cell>
          <table:table-cell table:style-name="Таблица10.B3" office:value-type="string">
            <text:p text:style-name="P118">1517</text:p>
          </table:table-cell>
          <table:table-cell table:style-name="Таблица10.E3" office:value-type="string">
            <text:p text:style-name="P118">2788</text:p>
          </table:table-cell>
        </table:table-row>
        <table:table-row>
          <table:table-cell table:style-name="Таблица10.A4" office:value-type="string">
            <text:p text:style-name="Table_20_Contents">1партия_Рецепт3_Plan4_1проба</text:p>
          </table:table-cell>
          <table:table-cell table:style-name="Таблица10.B4" office:value-type="string">
            <text:p text:style-name="P118">98</text:p>
          </table:table-cell>
          <table:table-cell table:style-name="Таблица10.B4" office:value-type="string">
            <text:p text:style-name="P118">511</text:p>
          </table:table-cell>
          <table:table-cell table:style-name="Таблица10.B4" office:value-type="string">
            <text:p text:style-name="P118">1233</text:p>
          </table:table-cell>
          <table:table-cell table:style-name="Таблица10.E4" office:value-type="string">
            <text:p text:style-name="P118">2276</text:p>
          </table:table-cell>
        </table:table-row>
        <table:table-row>
          <table:table-cell table:style-name="Таблица10.A4" office:value-type="string">
            <text:p text:style-name="Table_20_Contents">1партия_Рецепт3_Plan4_2проба</text:p>
          </table:table-cell>
          <table:table-cell table:style-name="Таблица10.B4" office:value-type="string">
            <text:p text:style-name="P118">133</text:p>
          </table:table-cell>
          <table:table-cell table:style-name="Таблица10.B4" office:value-type="string">
            <text:p text:style-name="P118">677</text:p>
          </table:table-cell>
          <table:table-cell table:style-name="Таблица10.B4" office:value-type="string">
            <text:p text:style-name="P118">1649</text:p>
          </table:table-cell>
          <table:table-cell table:style-name="Таблица10.E4" office:value-type="string">
            <text:p text:style-name="P118">3039</text:p>
          </table:table-cell>
        </table:table-row>
        <table:table-row>
          <table:table-cell table:style-name="Таблица10.A6" office:value-type="string">
            <text:p text:style-name="Table_20_Contents">1партия_Рецепт5_Plan4_1проба</text:p>
          </table:table-cell>
          <table:table-cell table:style-name="Таблица10.B6" office:value-type="string">
            <text:p text:style-name="P118">152</text:p>
          </table:table-cell>
          <table:table-cell table:style-name="Таблица10.B6" office:value-type="string">
            <text:p text:style-name="P118">773</text:p>
          </table:table-cell>
          <table:table-cell table:style-name="Таблица10.B6" office:value-type="string">
            <text:p text:style-name="P118">1861</text:p>
          </table:table-cell>
          <table:table-cell table:style-name="Таблица10.E6" office:value-type="string">
            <text:p text:style-name="P118">3452</text:p>
          </table:table-cell>
        </table:table-row>
        <table:table-row>
          <table:table-cell table:style-name="Таблица10.A6" office:value-type="string">
            <text:p text:style-name="Table_20_Contents">1партия_Рецепт5_Plan4_2проба</text:p>
          </table:table-cell>
          <table:table-cell table:style-name="Таблица10.B6" office:value-type="string">
            <text:p text:style-name="P118">169</text:p>
          </table:table-cell>
          <table:table-cell table:style-name="Таблица10.B6" office:value-type="string">
            <text:p text:style-name="P118">852</text:p>
          </table:table-cell>
          <table:table-cell table:style-name="Таблица10.B6" office:value-type="string">
            <text:p text:style-name="P118">2069</text:p>
          </table:table-cell>
          <table:table-cell table:style-name="Таблица10.E6" office:value-type="string">
            <text:p text:style-name="P118">3793</text:p>
          </table:table-cell>
        </table:table-row>
        <table:table-row>
          <table:table-cell table:style-name="Таблица10.A6" office:value-type="string">
            <text:p text:style-name="Table_20_Contents">1партия_Рецепт5_Plan4_3проба</text:p>
          </table:table-cell>
          <table:table-cell table:style-name="Таблица10.B6" office:value-type="string">
            <text:p text:style-name="P118">71</text:p>
          </table:table-cell>
          <table:table-cell table:style-name="Таблица10.B6" office:value-type="string">
            <text:p text:style-name="P118">362</text:p>
          </table:table-cell>
          <table:table-cell table:style-name="Таблица10.B6" office:value-type="string">
            <text:p text:style-name="P118">870</text:p>
          </table:table-cell>
          <table:table-cell table:style-name="Таблица10.E6" office:value-type="string">
            <text:p text:style-name="P118">1599</text:p>
          </table:table-cell>
        </table:table-row>
        <table:table-row>
          <table:table-cell table:style-name="Таблица10.A9" office:value-type="string">
            <text:p text:style-name="Table_20_Contents">1партия_Рецепт6_Plan4_1проба</text:p>
          </table:table-cell>
          <table:table-cell table:style-name="Таблица10.B9" office:value-type="string">
            <text:p text:style-name="P119">158</text:p>
          </table:table-cell>
          <table:table-cell table:style-name="Таблица10.B9" office:value-type="string">
            <text:p text:style-name="P119">813</text:p>
          </table:table-cell>
          <table:table-cell table:style-name="Таблица10.B9" office:value-type="string">
            <text:p text:style-name="P119">1971</text:p>
          </table:table-cell>
          <table:table-cell table:style-name="Таблица10.E9" office:value-type="string">
            <text:p text:style-name="P119">3627</text:p>
          </table:table-cell>
        </table:table-row>
        <table:table-row>
          <table:table-cell table:style-name="Таблица10.A9" office:value-type="string">
            <text:p text:style-name="Table_20_Contents">1партия_Рецепт6_Plan4_2проба</text:p>
          </table:table-cell>
          <table:table-cell table:style-name="Таблица10.B9" office:value-type="string">
            <text:p text:style-name="P119">189</text:p>
          </table:table-cell>
          <table:table-cell table:style-name="Таблица10.B9" office:value-type="string">
            <text:p text:style-name="P119">950</text:p>
          </table:table-cell>
          <table:table-cell table:style-name="Таблица10.B9" office:value-type="string">
            <text:p text:style-name="P119">2223</text:p>
          </table:table-cell>
          <table:table-cell table:style-name="Таблица10.E9" office:value-type="string">
            <text:p text:style-name="P119">4169</text:p>
          </table:table-cell>
        </table:table-row>
        <table:table-row>
          <table:table-cell table:style-name="Таблица10.A9" office:value-type="string">
            <text:p text:style-name="Table_20_Contents">1партия_Рецепт6_Plan4_3проба</text:p>
          </table:table-cell>
          <table:table-cell table:style-name="Таблица10.B9" office:value-type="string">
            <text:p text:style-name="P119">139</text:p>
          </table:table-cell>
          <table:table-cell table:style-name="Таблица10.B9" office:value-type="string">
            <text:p text:style-name="P119">708</text:p>
          </table:table-cell>
          <table:table-cell table:style-name="Таблица10.B9" office:value-type="string">
            <text:p text:style-name="P119">1731</text:p>
          </table:table-cell>
          <table:table-cell table:style-name="Таблица10.E9" office:value-type="string">
            <text:p text:style-name="P119">3181</text:p>
          </table:table-cell>
        </table:table-row>
        <table:table-row>
          <table:table-cell table:style-name="Таблица10.A2" office:value-type="string">
            <text:p text:style-name="Table_20_Contents">1партия_Рецепт7_Plan4_1проба</text:p>
          </table:table-cell>
          <table:table-cell table:style-name="Таблица10.B3" office:value-type="string">
            <text:p text:style-name="P119">178</text:p>
          </table:table-cell>
          <table:table-cell table:style-name="Таблица10.B3" office:value-type="string">
            <text:p text:style-name="P119">901</text:p>
          </table:table-cell>
          <table:table-cell table:style-name="Таблица10.B3" office:value-type="string">
            <text:p text:style-name="P119">2159</text:p>
          </table:table-cell>
          <table:table-cell table:style-name="Таблица10.E3" office:value-type="string">
            <text:p text:style-name="P119">4105</text:p>
          </table:table-cell>
        </table:table-row>
        <table:table-row>
          <table:table-cell table:style-name="Таблица10.A2" office:value-type="string">
            <text:p text:style-name="Table_20_Contents">1партия_Рецепт7_Plan4_2проба</text:p>
          </table:table-cell>
          <table:table-cell table:style-name="Таблица10.B3" office:value-type="string">
            <text:p text:style-name="P119">164</text:p>
          </table:table-cell>
          <table:table-cell table:style-name="Таблица10.B3" office:value-type="string">
            <text:p text:style-name="P119">856</text:p>
          </table:table-cell>
          <table:table-cell table:style-name="Таблица10.B3" office:value-type="string">
            <text:p text:style-name="P119">2056</text:p>
          </table:table-cell>
          <table:table-cell table:style-name="Таблица10.E3" office:value-type="string">
            <text:p text:style-name="P119">3954</text:p>
          </table:table-cell>
        </table:table-row>
        <table:table-row>
          <table:table-cell table:style-name="Таблица10.A4" office:value-type="string">
            <text:p text:style-name="Table_20_Contents">1партия_Рецепт8_Plan4_1проба</text:p>
          </table:table-cell>
          <table:table-cell table:style-name="Таблица10.B4" office:value-type="string">
            <text:p text:style-name="P119">70</text:p>
          </table:table-cell>
          <table:table-cell table:style-name="Таблица10.B4" office:value-type="string">
            <text:p text:style-name="P119">370</text:p>
          </table:table-cell>
          <table:table-cell table:style-name="Таблица10.B4" office:value-type="string">
            <text:p text:style-name="P119">901</text:p>
          </table:table-cell>
          <table:table-cell table:style-name="Таблица10.E4" office:value-type="string">
            <text:p text:style-name="P119">1662</text:p>
          </table:table-cell>
        </table:table-row>
        <table:table-row>
          <table:table-cell table:style-name="Таблица10.A4" office:value-type="string">
            <text:p text:style-name="Table_20_Contents">1партия_Рецепт8_Plan4_2проба</text:p>
          </table:table-cell>
          <table:table-cell table:style-name="Таблица10.B4" office:value-type="string">
            <text:p text:style-name="P119">95</text:p>
          </table:table-cell>
          <table:table-cell table:style-name="Таблица10.B4" office:value-type="string">
            <text:p text:style-name="P119">503</text:p>
          </table:table-cell>
          <table:table-cell table:style-name="Таблица10.B4" office:value-type="string">
            <text:p text:style-name="P119">1235</text:p>
          </table:table-cell>
          <table:table-cell table:style-name="Таблица10.E4" office:value-type="string">
            <text:p text:style-name="P119">2280</text:p>
          </table:table-cell>
        </table:table-row>
        <table:table-row>
          <table:table-cell table:style-name="Таблица10.A4" office:value-type="string">
            <text:p text:style-name="Table_20_Contents">1партия_Рецепт8_Plan4_3проба</text:p>
          </table:table-cell>
          <table:table-cell table:style-name="Таблица10.B4" office:value-type="string">
            <text:p text:style-name="P119">76</text:p>
          </table:table-cell>
          <table:table-cell table:style-name="Таблица10.B4" office:value-type="string">
            <text:p text:style-name="P119">399</text:p>
          </table:table-cell>
          <table:table-cell table:style-name="Таблица10.B4" office:value-type="string">
            <text:p text:style-name="P119">955</text:p>
          </table:table-cell>
          <table:table-cell table:style-name="Таблица10.E4" office:value-type="string">
            <text:p text:style-name="P119">1790</text:p>
          </table:table-cell>
        </table:table-row>
        <table:table-row>
          <table:table-cell table:style-name="Таблица10.A6" office:value-type="string">
            <text:p text:style-name="Table_20_Contents">1партия_Рецепт9_Plan4_1проба</text:p>
          </table:table-cell>
          <table:table-cell table:style-name="Таблица10.B6" office:value-type="string">
            <text:p text:style-name="P119">144</text:p>
          </table:table-cell>
          <table:table-cell table:style-name="Таблица10.B6" office:value-type="string">
            <text:p text:style-name="P119">750</text:p>
          </table:table-cell>
          <table:table-cell table:style-name="Таблица10.B6" office:value-type="string">
            <text:p text:style-name="P119">1824</text:p>
          </table:table-cell>
          <table:table-cell table:style-name="Таблица10.E6" office:value-type="string">
            <text:p text:style-name="P119">3339</text:p>
          </table:table-cell>
        </table:table-row>
        <table:table-row>
          <table:table-cell table:style-name="Таблица10.A6" office:value-type="string">
            <text:p text:style-name="Table_20_Contents">1партия_Рецепт9_Plan4_2проба</text:p>
          </table:table-cell>
          <table:table-cell table:style-name="Таблица10.B6" office:value-type="string">
            <text:p text:style-name="P119">199</text:p>
          </table:table-cell>
          <table:table-cell table:style-name="Таблица10.B6" office:value-type="string">
            <text:p text:style-name="P119">999</text:p>
          </table:table-cell>
          <table:table-cell table:style-name="Таблица10.B6" office:value-type="string">
            <text:p text:style-name="P119">2417</text:p>
          </table:table-cell>
          <table:table-cell table:style-name="Таблица10.E6" office:value-type="string">
            <text:p text:style-name="P119">4458</text:p>
          </table:table-cell>
        </table:table-row>
        <table:table-row>
          <table:table-cell table:style-name="Таблица10.A6" office:value-type="string">
            <text:p text:style-name="Table_20_Contents">1партия_Рецепт9_Plan4_3проба</text:p>
          </table:table-cell>
          <table:table-cell table:style-name="Таблица10.B6" office:value-type="string">
            <text:p text:style-name="P119">174</text:p>
          </table:table-cell>
          <table:table-cell table:style-name="Таблица10.B6" office:value-type="string">
            <text:p text:style-name="P119">897</text:p>
          </table:table-cell>
          <table:table-cell table:style-name="Таблица10.B6" office:value-type="string">
            <text:p text:style-name="P119">2187</text:p>
          </table:table-cell>
          <table:table-cell table:style-name="Таблица10.E6" office:value-type="string">
            <text:p text:style-name="P119">4001</text:p>
          </table:table-cell>
        </table:table-row>
        <text:soft-page-break/>
        <table:table-row>
          <table:table-cell table:style-name="Таблица10.A9" office:value-type="string">
            <text:p text:style-name="Table_20_Contents">1партия_Рецепт16_Plan4_1проба</text:p>
          </table:table-cell>
          <table:table-cell table:style-name="Таблица10.B9" office:value-type="string">
            <text:p text:style-name="P119">161</text:p>
          </table:table-cell>
          <table:table-cell table:style-name="Таблица10.B9" office:value-type="string">
            <text:p text:style-name="P119">828</text:p>
          </table:table-cell>
          <table:table-cell table:style-name="Таблица10.B9" office:value-type="string">
            <text:p text:style-name="P119">1998</text:p>
          </table:table-cell>
          <table:table-cell table:style-name="Таблица10.E9" office:value-type="string">
            <text:p text:style-name="P119">3660</text:p>
          </table:table-cell>
        </table:table-row>
        <table:table-row>
          <table:table-cell table:style-name="Таблица10.A9" office:value-type="string">
            <text:p text:style-name="Table_20_Contents">1партия_Рецепт16_Plan4_2проба</text:p>
          </table:table-cell>
          <table:table-cell table:style-name="Таблица10.B9" office:value-type="string">
            <text:p text:style-name="P119">161</text:p>
          </table:table-cell>
          <table:table-cell table:style-name="Таблица10.B9" office:value-type="string">
            <text:p text:style-name="P119">830</text:p>
          </table:table-cell>
          <table:table-cell table:style-name="Таблица10.B9" office:value-type="string">
            <text:p text:style-name="P119">2013</text:p>
          </table:table-cell>
          <table:table-cell table:style-name="Таблица10.E9" office:value-type="string">
            <text:p text:style-name="P119">3686</text:p>
          </table:table-cell>
        </table:table-row>
        <table:table-row>
          <table:table-cell table:style-name="Таблица10.A2" office:value-type="string">
            <text:p text:style-name="Table_20_Contents">1партия_Рецепт18_Plan4_1проба</text:p>
          </table:table-cell>
          <table:table-cell table:style-name="Таблица10.B3" office:value-type="string">
            <text:p text:style-name="P119">154</text:p>
          </table:table-cell>
          <table:table-cell table:style-name="Таблица10.B3" office:value-type="string">
            <text:p text:style-name="P119">781</text:p>
          </table:table-cell>
          <table:table-cell table:style-name="Таблица10.B3" office:value-type="string">
            <text:p text:style-name="P119">1885</text:p>
          </table:table-cell>
          <table:table-cell table:style-name="Таблица10.E3" office:value-type="string">
            <text:p text:style-name="P119">3479</text:p>
          </table:table-cell>
        </table:table-row>
        <table:table-row>
          <table:table-cell table:style-name="Таблица10.A2" office:value-type="string">
            <text:p text:style-name="Table_20_Contents">1партия_Рецепт18_Plan4_2проба</text:p>
          </table:table-cell>
          <table:table-cell table:style-name="Таблица10.B3" office:value-type="string">
            <text:p text:style-name="P120">75</text:p>
          </table:table-cell>
          <table:table-cell table:style-name="Таблица10.B3" office:value-type="string">
            <text:p text:style-name="P120">386</text:p>
          </table:table-cell>
          <table:table-cell table:style-name="Таблица10.B3" office:value-type="string">
            <text:p text:style-name="P120">921</text:p>
          </table:table-cell>
          <table:table-cell table:style-name="Таблица10.E3" office:value-type="string">
            <text:p text:style-name="P120">1722</text:p>
          </table:table-cell>
        </table:table-row>
        <table:table-row>
          <table:table-cell table:style-name="Таблица10.A2" office:value-type="string">
            <text:p text:style-name="Table_20_Contents">1партия_Рецепт18_Plan4_3проба</text:p>
          </table:table-cell>
          <table:table-cell table:style-name="Таблица10.B3" office:value-type="string">
            <text:p text:style-name="P120">80</text:p>
          </table:table-cell>
          <table:table-cell table:style-name="Таблица10.B3" office:value-type="string">
            <text:p text:style-name="P120">412</text:p>
          </table:table-cell>
          <table:table-cell table:style-name="Таблица10.B3" office:value-type="string">
            <text:p text:style-name="P120">982</text:p>
          </table:table-cell>
          <table:table-cell table:style-name="Таблица10.E3" office:value-type="string">
            <text:p text:style-name="P120">1837</text:p>
          </table:table-cell>
        </table:table-row>
      </table:table>
      <text:p text:style-name="P123"><text:s/></text:p>
      <text:p text:style-name="P7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0T14:59:30.421000000</meta:creation-date>
    <dc:date>2023-04-13T09:53:32.995000000</dc:date>
    <meta:editing-duration>PT3H4M22S</meta:editing-duration>
    <meta:editing-cycles>30</meta:editing-cycles>
    <meta:generator>LibreOffice/6.4.3.2$Windows_X86_64 LibreOffice_project/747b5d0ebf89f41c860ec2a39efd7cb15b54f2d8</meta:generator>
    <meta:document-statistic meta:table-count="10" meta:image-count="0" meta:object-count="0" meta:page-count="11" meta:paragraph-count="542" meta:word-count="1055" meta:character-count="7698" meta:non-whitespace-character-count="7152"/>
  </office:meta>
</office:document-meta>
</file>